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normal" officeooo:paragraph-rsid="00031b27" style:font-style-asian="normal" style:font-weight-asian="normal" style:font-style-complex="normal" style:font-weight-complex="normal"/>
    </style:style>
    <style:style style:name="P4" style:family="paragraph" style:parent-style-name="Text_20_body">
      <style:text-properties fo:font-style="normal" fo:font-weight="normal" officeooo:rsid="0026b79d" officeooo:paragraph-rsid="0026b79d" style:font-style-asian="normal" style:font-weight-asian="normal" style:font-style-complex="normal" style:font-weight-complex="normal"/>
    </style:style>
    <style:style style:name="P5" style:family="paragraph" style:parent-style-name="Text_20_body">
      <style:text-properties fo:font-style="normal" fo:font-weight="normal" officeooo:rsid="00272fbb" officeooo:paragraph-rsid="00272fbb" style:font-style-asian="normal" style:font-weight-asian="normal" style:font-style-complex="normal"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c127f" officeooo:paragraph-rsid="002c127f" style:font-weight-asian="bold" style:font-weight-complex="bold"/>
    </style:style>
    <style:style style:name="P11" style:family="paragraph" style:parent-style-name="Text_20_body">
      <style:text-properties fo:font-weight="bold" officeooo:rsid="002c127f" officeooo:paragraph-rsid="00304cc2" style:font-weight-asian="bold" style:font-weight-complex="bold"/>
    </style:style>
    <style:style style:name="P12" style:family="paragraph" style:parent-style-name="Text_20_body">
      <style:text-properties fo:font-weight="bold" officeooo:rsid="002c127f" officeooo:paragraph-rsid="0031deb7" style:font-weight-asian="bold" style:font-weight-complex="bold"/>
    </style:style>
    <style:style style:name="P13" style:family="paragraph" style:parent-style-name="Text_20_body">
      <style:text-properties fo:font-weight="bold" officeooo:rsid="00304cc2" officeooo:paragraph-rsid="00304cc2" style:font-weight-asian="bold" style:font-weight-complex="bold"/>
    </style:style>
    <style:style style:name="P14" style:family="paragraph" style:parent-style-name="Text_20_body">
      <style:text-properties fo:font-weight="bold" officeooo:rsid="00312b94" officeooo:paragraph-rsid="0031deb7" style:font-weight-asian="bold" style:font-weight-complex="bold"/>
    </style:style>
    <style:style style:name="P15" style:family="paragraph" style:parent-style-name="Text_20_body">
      <style:text-properties fo:font-weight="bold" officeooo:rsid="0032b7dd" officeooo:paragraph-rsid="0032b7dd" style:font-weight-asian="bold" style:font-weight-complex="bold"/>
    </style:style>
    <style:style style:name="P16" style:family="paragraph" style:parent-style-name="Text_20_body">
      <style:text-properties fo:font-weight="bold" officeooo:rsid="0033be04" officeooo:paragraph-rsid="0033be04" style:font-weight-asian="bold" style:font-weight-complex="bold"/>
    </style:style>
    <style:style style:name="P17" style:family="paragraph" style:parent-style-name="Text_20_body">
      <style:text-properties fo:font-weight="bold" officeooo:rsid="00351151" officeooo:paragraph-rsid="00351151" style:font-weight-asian="bold" style:font-weight-complex="bold"/>
    </style:style>
    <style:style style:name="P18" style:family="paragraph" style:parent-style-name="Text_20_body">
      <style:text-properties fo:font-weight="bold" officeooo:rsid="0035e905" officeooo:paragraph-rsid="003b123d" style:font-weight-asian="bold" style:font-weight-complex="bold"/>
    </style:style>
    <style:style style:name="P19" style:family="paragraph" style:parent-style-name="Text_20_body">
      <style:text-properties fo:font-weight="bold" officeooo:rsid="00378fee" officeooo:paragraph-rsid="00378fee" style:font-weight-asian="bold" style:font-weight-complex="bold"/>
    </style:style>
    <style:style style:name="P20" style:family="paragraph" style:parent-style-name="Text_20_body">
      <style:text-properties fo:font-weight="bold" officeooo:rsid="003b123d" officeooo:paragraph-rsid="003b123d" style:font-weight-asian="bold" style:font-weight-complex="bold"/>
    </style:style>
    <style:style style:name="P21" style:family="paragraph" style:parent-style-name="Text_20_body">
      <style:text-properties fo:font-weight="bold" officeooo:rsid="00572465" officeooo:paragraph-rsid="00572465" style:font-weight-asian="bold" style:font-weight-complex="bold"/>
    </style:style>
    <style:style style:name="P22" style:family="paragraph" style:parent-style-name="Text_20_body">
      <style:text-properties fo:font-weight="bold" officeooo:rsid="0058f013" officeooo:paragraph-rsid="0058f013" style:font-weight-asian="bold" style:font-weight-complex="bold"/>
    </style:style>
    <style:style style:name="P23" style:family="paragraph" style:parent-style-name="Text_20_body">
      <style:text-properties fo:font-weight="bold" officeooo:rsid="005a4ed2" officeooo:paragraph-rsid="005a4ed2" style:font-weight-asian="bold" style:font-weight-complex="bold"/>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fo:font-size="13pt" style:font-size-asian="13pt" style:font-size-complex="13pt"/>
    </style:style>
    <style:style style:name="P27"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28"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29" style:family="paragraph" style:parent-style-name="Text_20_body">
      <style:text-properties fo:language="en" fo:country="US"/>
    </style:style>
    <style:style style:name="P30" style:family="paragraph" style:parent-style-name="Text_20_body">
      <style:text-properties fo:language="en" fo:country="US" fo:font-style="italic" style:font-style-asian="italic" style:font-style-complex="italic"/>
    </style:style>
    <style:style style:name="P31" style:family="paragraph" style:parent-style-name="Text_20_body">
      <style:text-properties fo:language="en" fo:country="US" officeooo:rsid="003c09b5" officeooo:paragraph-rsid="003c09b5"/>
    </style:style>
    <style:style style:name="P32" style:family="paragraph" style:parent-style-name="Text_20_body">
      <style:text-properties fo:language="en" fo:country="US" officeooo:rsid="003c3b94" officeooo:paragraph-rsid="003c3b94"/>
    </style:style>
    <style:style style:name="P33" style:family="paragraph" style:parent-style-name="Text_20_body">
      <style:text-properties fo:language="en" fo:country="US" officeooo:rsid="003d9b50" officeooo:paragraph-rsid="003d9b50"/>
    </style:style>
    <style:style style:name="P34" style:family="paragraph" style:parent-style-name="Text_20_body">
      <style:text-properties fo:language="en" fo:country="US" officeooo:rsid="0041195a" officeooo:paragraph-rsid="0041195a"/>
    </style:style>
    <style:style style:name="P35" style:family="paragraph" style:parent-style-name="Text_20_body">
      <style:text-properties fo:language="en" fo:country="US" fo:font-weight="bold" officeooo:rsid="0041195a" officeooo:paragraph-rsid="0041195a" style:font-weight-asian="bold" style:font-weight-complex="bold"/>
    </style:style>
    <style:style style:name="P36" style:family="paragraph" style:parent-style-name="Text_20_body">
      <style:text-properties fo:language="en" fo:country="US" fo:font-weight="bold" officeooo:rsid="0042ffa7" officeooo:paragraph-rsid="0042ffa7" style:font-weight-asian="bold" style:font-weight-complex="bold"/>
    </style:style>
    <style:style style:name="P37" style:family="paragraph" style:parent-style-name="Text_20_body">
      <style:text-properties fo:language="en" fo:country="US" fo:font-weight="bold" officeooo:rsid="0044f750" officeooo:paragraph-rsid="0044f750" style:font-weight-asian="bold" style:font-weight-complex="bold"/>
    </style:style>
    <style:style style:name="P38" style:family="paragraph" style:parent-style-name="Text_20_body">
      <style:text-properties fo:language="en" fo:country="US" fo:font-weight="bold" officeooo:rsid="00456933" officeooo:paragraph-rsid="00456933" style:font-weight-asian="bold" style:font-weight-complex="bold"/>
    </style:style>
    <style:style style:name="P39" style:family="paragraph" style:parent-style-name="Text_20_body">
      <style:text-properties fo:language="en" fo:country="US" fo:font-weight="bold" officeooo:rsid="0045cb78" officeooo:paragraph-rsid="0045cb78" style:font-weight-asian="bold" style:font-weight-complex="bold"/>
    </style:style>
    <style:style style:name="P40" style:family="paragraph" style:parent-style-name="Text_20_body">
      <style:text-properties fo:language="en" fo:country="US" fo:font-weight="bold" officeooo:rsid="00479204" officeooo:paragraph-rsid="00479204" style:font-weight-asian="bold" style:font-weight-complex="bold"/>
    </style:style>
    <style:style style:name="P41" style:family="paragraph" style:parent-style-name="Text_20_body">
      <style:text-properties fo:language="en" fo:country="US" fo:font-weight="bold" officeooo:rsid="004a66bd" officeooo:paragraph-rsid="004a66bd" style:font-weight-asian="bold" style:font-weight-complex="bold"/>
    </style:style>
    <style:style style:name="P42" style:family="paragraph" style:parent-style-name="Text_20_body">
      <style:text-properties fo:language="en" fo:country="US" fo:font-weight="bold" officeooo:rsid="004c53f3" officeooo:paragraph-rsid="004c53f3" style:font-weight-asian="bold" style:font-weight-complex="bold"/>
    </style:style>
    <style:style style:name="P43" style:family="paragraph" style:parent-style-name="Text_20_body">
      <style:text-properties fo:language="en" fo:country="US" fo:font-style="normal" officeooo:rsid="003d9b50" officeooo:paragraph-rsid="003d9b50" style:font-style-asian="normal" style:font-style-complex="normal"/>
    </style:style>
    <style:style style:name="P44" style:family="paragraph" style:parent-style-name="Text_20_body">
      <style:text-properties fo:language="en" fo:country="US" fo:font-style="normal" officeooo:rsid="003d0f17" officeooo:paragraph-rsid="003d9b50" style:font-style-asian="normal" style:font-style-complex="normal"/>
    </style:style>
    <style:style style:name="P45" style:family="paragraph" style:parent-style-name="Text_20_body">
      <style:text-properties fo:language="en" fo:country="US" fo:font-style="normal" officeooo:rsid="003d0f17" officeooo:paragraph-rsid="003d0f17" style:font-style-asian="normal" style:font-style-complex="normal"/>
    </style:style>
    <style:style style:name="P46" style:family="paragraph" style:parent-style-name="Text_20_body">
      <style:text-properties fo:language="ru" fo:country="RU"/>
    </style:style>
    <style:style style:name="P47" style:family="paragraph" style:parent-style-name="Text_20_body">
      <style:text-properties fo:language="ru" fo:country="RU" fo:font-style="italic" style:font-style-asian="italic" style:font-style-complex="italic"/>
    </style:style>
    <style:style style:name="P48" style:family="paragraph" style:parent-style-name="Text_20_body">
      <style:text-properties fo:language="ru" fo:country="RU" style:text-underline-style="solid" style:text-underline-width="auto" style:text-underline-color="font-color"/>
    </style:style>
    <style:style style:name="P49"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50" style:family="paragraph" style:parent-style-name="Text_20_body">
      <style:text-properties fo:language="ru" fo:country="RU" fo:font-style="normal" officeooo:rsid="0010fc1e" officeooo:paragraph-rsid="0010fc1e" style:font-style-asian="normal" style:font-style-complex="normal"/>
    </style:style>
    <style:style style:name="P51" style:family="paragraph" style:parent-style-name="Text_20_body">
      <style:text-properties fo:language="ru" fo:country="RU" fo:font-style="normal" officeooo:rsid="001584d0" officeooo:paragraph-rsid="001584d0" style:font-style-asian="normal" style:font-style-complex="normal"/>
    </style:style>
    <style:style style:name="P52" style:family="paragraph" style:parent-style-name="Text_20_body">
      <style:text-properties fo:language="ru" fo:country="RU" fo:font-style="normal" officeooo:rsid="001584d0" officeooo:paragraph-rsid="001802e8" style:font-style-asian="normal" style:font-style-complex="normal"/>
    </style:style>
    <style:style style:name="P53" style:family="paragraph" style:parent-style-name="Text_20_body">
      <style:text-properties fo:language="ru" fo:country="RU" fo:font-style="normal" officeooo:rsid="001b5b60" officeooo:paragraph-rsid="001b5b60" style:font-style-asian="normal" style:font-style-complex="normal"/>
    </style:style>
    <style:style style:name="P54" style:family="paragraph" style:parent-style-name="Text_20_body">
      <style:text-properties fo:language="ru" fo:country="RU" fo:font-style="normal" officeooo:rsid="004eb6e6" officeooo:paragraph-rsid="004eb6e6" style:font-style-asian="normal" style:font-style-complex="normal"/>
    </style:style>
    <style:style style:name="P55" style:family="paragraph" style:parent-style-name="Text_20_body">
      <style:text-properties fo:language="ru" fo:country="RU" officeooo:rsid="000948f1" officeooo:paragraph-rsid="000948f1"/>
    </style:style>
    <style:style style:name="P56" style:family="paragraph" style:parent-style-name="Text_20_body">
      <style:text-properties fo:language="ru" fo:country="RU" officeooo:rsid="0009a116" officeooo:paragraph-rsid="0009a116"/>
    </style:style>
    <style:style style:name="P57" style:family="paragraph" style:parent-style-name="Text_20_body">
      <style:text-properties fo:language="ru" fo:country="RU" officeooo:rsid="000a00ca" officeooo:paragraph-rsid="000a00ca"/>
    </style:style>
    <style:style style:name="P58" style:family="paragraph" style:parent-style-name="Text_20_body">
      <style:text-properties fo:language="ru" fo:country="RU" officeooo:rsid="000a5c01" officeooo:paragraph-rsid="000a5c01"/>
    </style:style>
    <style:style style:name="P59" style:family="paragraph" style:parent-style-name="Text_20_body">
      <style:text-properties fo:language="ru" fo:country="RU" officeooo:rsid="000a5c01" officeooo:paragraph-rsid="000c4bb5"/>
    </style:style>
    <style:style style:name="P60" style:family="paragraph" style:parent-style-name="Text_20_body">
      <style:text-properties fo:language="ru" fo:country="RU" officeooo:rsid="000a5c01" officeooo:paragraph-rsid="000dd8cd"/>
    </style:style>
    <style:style style:name="P61" style:family="paragraph" style:parent-style-name="Text_20_body">
      <style:text-properties fo:language="ru" fo:country="RU" officeooo:rsid="000a5c01" officeooo:paragraph-rsid="000e9b76"/>
    </style:style>
    <style:style style:name="P62" style:family="paragraph" style:parent-style-name="Text_20_body">
      <style:text-properties fo:language="ru" fo:country="RU" officeooo:rsid="000c4bb5" officeooo:paragraph-rsid="000c4bb5"/>
    </style:style>
    <style:style style:name="P63" style:family="paragraph" style:parent-style-name="Text_20_body">
      <style:text-properties fo:language="ru" fo:country="RU" officeooo:rsid="000e9b76" officeooo:paragraph-rsid="000e9b76"/>
    </style:style>
    <style:style style:name="P64" style:family="paragraph" style:parent-style-name="Text_20_body">
      <style:text-properties fo:language="ru" fo:country="RU" officeooo:rsid="000ece90" officeooo:paragraph-rsid="000ece90"/>
    </style:style>
    <style:style style:name="P65" style:family="paragraph" style:parent-style-name="Text_20_body">
      <style:text-properties fo:language="ru" fo:country="RU" officeooo:rsid="001802e8" officeooo:paragraph-rsid="001802e8"/>
    </style:style>
    <style:style style:name="P66" style:family="paragraph" style:parent-style-name="Text_20_body">
      <style:text-properties fo:language="ru" fo:country="RU" officeooo:rsid="001b5b60" officeooo:paragraph-rsid="001b5b60"/>
    </style:style>
    <style:style style:name="P67" style:family="paragraph" style:parent-style-name="Text_20_body">
      <style:text-properties fo:language="ru" fo:country="RU" officeooo:rsid="00106919" officeooo:paragraph-rsid="00106919"/>
    </style:style>
    <style:style style:name="P68" style:family="paragraph" style:parent-style-name="Text_20_body">
      <style:text-properties fo:language="ru" fo:country="RU" officeooo:rsid="003d9b50" officeooo:paragraph-rsid="003d9b50"/>
    </style:style>
    <style:style style:name="P69" style:family="paragraph" style:parent-style-name="Text_20_body">
      <style:text-properties fo:language="ru" fo:country="RU" officeooo:rsid="004eb6e6"/>
    </style:style>
    <style:style style:name="P70" style:family="paragraph" style:parent-style-name="Text_20_body">
      <style:text-properties fo:language="ru" fo:country="RU" officeooo:rsid="004eb6e6" officeooo:paragraph-rsid="004eb6e6"/>
    </style:style>
    <style:style style:name="P71" style:family="paragraph" style:parent-style-name="Text_20_body">
      <style:text-properties fo:language="ru" fo:country="RU" officeooo:rsid="004eb6e6" officeooo:paragraph-rsid="004faedf"/>
    </style:style>
    <style:style style:name="P72" style:family="paragraph" style:parent-style-name="Text_20_body">
      <style:text-properties fo:language="ru" fo:country="RU" fo:font-weight="bold" officeooo:rsid="004faedf" officeooo:paragraph-rsid="004faedf" style:font-weight-asian="bold" style:font-weight-complex="bold"/>
    </style:style>
    <style:style style:name="P73" style:family="paragraph" style:parent-style-name="Text_20_body">
      <style:text-properties fo:language="ru" fo:country="RU" fo:font-weight="bold" officeooo:rsid="004fdcea" officeooo:paragraph-rsid="004fdcea" style:font-weight-asian="bold" style:font-weight-complex="bold"/>
    </style:style>
    <style:style style:name="P74" style:family="paragraph" style:parent-style-name="Text_20_body">
      <style:text-properties fo:language="ru" fo:country="RU" fo:font-weight="bold" officeooo:rsid="00518526" officeooo:paragraph-rsid="00518526" style:font-weight-asian="bold" style:font-weight-complex="bold"/>
    </style:style>
    <style:style style:name="P75" style:family="paragraph" style:parent-style-name="Text_20_body">
      <style:text-properties fo:language="ru" fo:country="RU" fo:font-weight="bold" officeooo:rsid="0052469e" officeooo:paragraph-rsid="0052469e" style:font-weight-asian="bold" style:font-weight-complex="bold"/>
    </style:style>
    <style:style style:name="P76" style:family="paragraph" style:parent-style-name="Text_20_body">
      <style:text-properties fo:language="ru" fo:country="RU" fo:font-weight="bold" officeooo:rsid="0052ea0e" officeooo:paragraph-rsid="0052ea0e" style:font-weight-asian="bold" style:font-weight-complex="bold"/>
    </style:style>
    <style:style style:name="P77" style:family="paragraph" style:parent-style-name="Text_20_body">
      <style:text-properties fo:language="ru" fo:country="RU" officeooo:rsid="004faedf" officeooo:paragraph-rsid="004faedf"/>
    </style:style>
    <style:style style:name="P78" style:family="paragraph" style:parent-style-name="Text_20_body">
      <style:text-properties fo:language="ru" fo:country="RU" officeooo:rsid="005625d0" officeooo:paragraph-rsid="005625d0"/>
    </style:style>
    <style:style style:name="P79" style:family="paragraph" style:parent-style-name="Text_20_body">
      <style:paragraph-properties fo:text-align="center" style:justify-single-word="false"/>
    </style:style>
    <style:style style:name="P80" style:family="paragraph" style:parent-style-name="Text_20_body">
      <style:text-properties officeooo:paragraph-rsid="00031b27"/>
    </style:style>
    <style:style style:name="P81" style:family="paragraph" style:parent-style-name="Text_20_body">
      <style:text-properties officeooo:rsid="001b5b60" officeooo:paragraph-rsid="001b5b60"/>
    </style:style>
    <style:style style:name="P82" style:family="paragraph" style:parent-style-name="Text_20_body">
      <style:text-properties officeooo:rsid="001bc534" officeooo:paragraph-rsid="001bc534"/>
    </style:style>
    <style:style style:name="P83" style:family="paragraph" style:parent-style-name="Text_20_body">
      <style:text-properties officeooo:rsid="001dc1a9" officeooo:paragraph-rsid="001dc1a9"/>
    </style:style>
    <style:style style:name="P84" style:family="paragraph" style:parent-style-name="Text_20_body">
      <style:text-properties officeooo:rsid="001f5700" officeooo:paragraph-rsid="001f5700"/>
    </style:style>
    <style:style style:name="P85" style:family="paragraph" style:parent-style-name="Text_20_body">
      <style:text-properties officeooo:rsid="0020945f" officeooo:paragraph-rsid="0020945f"/>
    </style:style>
    <style:style style:name="P86" style:family="paragraph" style:parent-style-name="Text_20_body">
      <style:text-properties officeooo:paragraph-rsid="00237ab9"/>
    </style:style>
    <style:style style:name="P87" style:family="paragraph" style:parent-style-name="Text_20_body">
      <style:text-properties officeooo:rsid="0028cf15" officeooo:paragraph-rsid="002b1dc6"/>
    </style:style>
    <style:style style:name="P88" style:family="paragraph" style:parent-style-name="Text_20_body">
      <style:text-properties officeooo:rsid="002b1dc6" officeooo:paragraph-rsid="002b1dc6"/>
    </style:style>
    <style:style style:name="P89" style:family="paragraph" style:parent-style-name="Text_20_body">
      <style:text-properties officeooo:rsid="002b1dc6" officeooo:paragraph-rsid="00312b94"/>
    </style:style>
    <style:style style:name="P90" style:family="paragraph" style:parent-style-name="Text_20_body">
      <style:text-properties officeooo:rsid="002c127f" officeooo:paragraph-rsid="002c127f"/>
    </style:style>
    <style:style style:name="P91" style:family="paragraph" style:parent-style-name="Table_20_Contents">
      <style:text-properties officeooo:rsid="0058f013" officeooo:paragraph-rsid="0058f013"/>
    </style:style>
    <style:style style:name="P92" style:family="paragraph" style:parent-style-name="Table_20_Contents">
      <style:paragraph-properties fo:text-align="center" style:justify-single-word="false"/>
      <style:text-properties fo:font-weight="bold" officeooo:rsid="0058f013" officeooo:paragraph-rsid="0058f013" style:font-weight-asian="bold" style:font-weight-complex="bold"/>
    </style:style>
    <style:style style:name="P93" style:family="paragraph" style:parent-style-name="Text_20_body" style:list-style-name="L1"/>
    <style:style style:name="P94" style:family="paragraph" style:parent-style-name="Text_20_body" style:list-style-name="L1">
      <style:text-properties fo:font-style="normal" fo:font-weight="normal" style:font-style-asian="normal" style:font-weight-asian="normal" style:font-style-complex="normal" style:font-weight-complex="normal"/>
    </style:style>
    <style:style style:name="P95"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96" style:family="paragraph" style:parent-style-name="Text_20_body">
      <style:text-properties fo:font-style="normal" fo:font-weight="normal" officeooo:rsid="00572465" officeooo:paragraph-rsid="00572465" style:font-style-asian="normal" style:font-weight-asian="normal" style:font-style-complex="normal" style:font-weight-complex="normal"/>
    </style:style>
    <style:style style:name="P97" style:family="paragraph" style:parent-style-name="Text_20_body">
      <style:text-properties fo:font-style="normal" fo:font-weight="normal" officeooo:rsid="0058f013" officeooo:paragraph-rsid="0058f013" style:font-style-asian="normal" style:font-weight-asian="normal" style:font-style-complex="normal" style:font-weight-complex="normal"/>
    </style:style>
    <style:style style:name="P98" style:family="paragraph" style:parent-style-name="Text_20_body" style:list-style-name="L2">
      <style:text-properties fo:font-style="normal" style:font-style-asian="normal" style:font-style-complex="normal"/>
    </style:style>
    <style:style style:name="P99"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100" style:family="paragraph" style:parent-style-name="Text_20_body" style:list-style-name="L3"/>
    <style:style style:name="P101" style:family="paragraph" style:parent-style-name="Text_20_body" style:list-style-name="L4">
      <style:text-properties fo:language="en" fo:country="US" fo:font-style="italic" style:font-style-asian="italic" style:font-style-complex="italic"/>
    </style:style>
    <style:style style:name="P102" style:family="paragraph" style:parent-style-name="Text_20_body" style:list-style-name="L5">
      <style:text-properties fo:language="en" fo:country="US" fo:font-style="italic" style:font-style-asian="italic" style:font-style-complex="italic"/>
    </style:style>
    <style:style style:name="P103" style:family="paragraph" style:parent-style-name="Text_20_body" style:list-style-name="L6">
      <style:text-properties fo:language="en" fo:country="US"/>
    </style:style>
    <style:style style:name="P104" style:family="paragraph" style:parent-style-name="Text_20_body" style:list-style-name="L8">
      <style:text-properties fo:language="en" fo:country="US" fo:font-style="normal" officeooo:rsid="003d9b50" officeooo:paragraph-rsid="003d9b50" style:font-style-asian="normal" style:font-style-complex="normal"/>
    </style:style>
    <style:style style:name="P105" style:family="paragraph" style:parent-style-name="Text_20_body" style:list-style-name="L6">
      <style:text-properties fo:language="ru" fo:country="RU"/>
    </style:style>
    <style:style style:name="P106" style:family="paragraph" style:parent-style-name="Text_20_body" style:list-style-name="L7">
      <style:text-properties fo:language="ru" fo:country="RU" fo:font-style="normal" officeooo:rsid="003d9b50" officeooo:paragraph-rsid="003d9b50" style:font-style-asian="normal" style:font-style-complex="normal"/>
    </style:style>
    <style:style style:name="P107" style:family="paragraph" style:parent-style-name="Text_20_body">
      <style:text-properties fo:language="ru" fo:country="RU" fo:font-style="normal" officeooo:rsid="005625d0" officeooo:paragraph-rsid="005625d0" style:font-style-asian="normal" style:font-style-complex="normal"/>
    </style:style>
    <style:style style:name="P108" style:family="paragraph" style:parent-style-name="Text_20_body" style:list-style-name="L7">
      <style:text-properties fo:language="ru" fo:country="RU" officeooo:rsid="003d9b50" officeooo:paragraph-rsid="003d9b50"/>
    </style:style>
    <style:style style:name="P109" style:family="paragraph" style:parent-style-name="Text_20_body">
      <style:text-properties fo:language="ru" fo:country="RU" officeooo:rsid="005625d0"/>
    </style:style>
    <style:style style:name="P110"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11" style:family="paragraph" style:parent-style-name="Text_20_body">
      <style:text-properties officeooo:paragraph-rsid="005bf39c"/>
    </style:style>
    <style:style style:name="P112" style:family="paragraph" style:parent-style-name="Heading_20_1">
      <style:paragraph-properties fo:text-align="center" style:justify-single-word="false"/>
    </style:style>
    <style:style style:name="P113" style:family="paragraph" style:parent-style-name="Heading_20_1">
      <style:text-properties fo:font-style="normal" fo:font-weight="bold" style:font-style-asian="normal" style:font-weight-asian="bold" style:font-style-complex="normal" style:font-weight-complex="bold"/>
    </style:style>
    <style:style style:name="P114" style:family="paragraph" style:parent-style-name="Heading_20_1">
      <style:text-properties fo:language="ru" fo:country="RU"/>
    </style:style>
    <style:style style:name="P115" style:family="paragraph" style:parent-style-name="Heading_20_2">
      <style:text-properties fo:font-style="italic" fo:font-weight="bold" style:font-style-asian="italic" style:font-weight-asian="bold" style:font-style-complex="italic" style:font-weight-complex="bold"/>
    </style:style>
    <style:style style:name="P116" style:family="paragraph" style:parent-style-name="Heading_20_2">
      <style:text-properties fo:font-style="normal" style:font-style-asian="normal" style:font-style-complex="normal"/>
    </style:style>
    <style:style style:name="P117" style:family="paragraph" style:parent-style-name="Contents_20_1">
      <style:paragraph-properties>
        <style:tab-stops>
          <style:tab-stop style:position="19.013cm" style:type="right" style:leader-style="dotted" style:leader-text="."/>
        </style:tab-stops>
      </style:paragraph-properties>
    </style:style>
    <style:style style:name="P118" style:family="paragraph" style:parent-style-name="Contents_20_2">
      <style:paragraph-properties>
        <style:tab-stops>
          <style:tab-stop style:position="18.514cm" style:type="right" style:leader-style="dotted" style:leader-text="."/>
        </style:tab-stops>
      </style:paragraph-properties>
    </style:style>
    <style:style style:name="P119" style:family="paragraph" style:parent-style-name="Contents_20_3">
      <style:paragraph-properties>
        <style:tab-stops>
          <style:tab-stop style:position="18.015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5ff4b" style:font-style-asian="italic" style:font-weight-asian="normal" style:font-style-complex="italic" style:font-weight-complex="normal"/>
    </style:style>
    <style:style style:name="T4" style:family="text">
      <style:text-properties fo:font-style="italic" fo:font-weight="normal" officeooo:rsid="000c4bb5" style:font-style-asian="italic" style:font-weight-asian="normal" style:font-style-complex="italic" style:font-weight-complex="normal"/>
    </style:style>
    <style:style style:name="T5" style:family="text">
      <style:text-properties fo:font-style="italic" fo:font-weight="normal" officeooo:rsid="000a5c01" style:font-style-asian="italic" style:font-weight-asian="normal" style:font-style-complex="italic" style:font-weight-complex="normal"/>
    </style:style>
    <style:style style:name="T6" style:family="text">
      <style:text-properties fo:font-style="italic" fo:font-weight="normal" officeooo:rsid="000e9b76" style:font-style-asian="italic" style:font-weight-asian="normal" style:font-style-complex="italic" style:font-weight-complex="normal"/>
    </style:style>
    <style:style style:name="T7" style:family="text">
      <style:text-properties fo:font-style="italic" fo:font-weight="normal" officeooo:rsid="0021addb" style:font-style-asian="italic" style:font-weight-asian="normal" style:font-style-complex="italic" style:font-weight-complex="normal"/>
    </style:style>
    <style:style style:name="T8" style:family="text">
      <style:text-properties fo:font-style="italic" fo:font-weight="normal" officeooo:rsid="00237ab9" style:font-style-asian="italic" style:font-weight-asian="normal" style:font-style-complex="italic" style:font-weight-complex="normal"/>
    </style:style>
    <style:style style:name="T9" style:family="text">
      <style:text-properties fo:font-style="italic" fo:font-weight="normal" officeooo:rsid="002fa6ed" style:font-style-asian="italic" style:font-weight-asian="normal" style:font-style-complex="italic" style:font-weight-complex="normal"/>
    </style:style>
    <style:style style:name="T10" style:family="text">
      <style:text-properties fo:font-style="italic" fo:font-weight="normal" officeooo:rsid="0031deb7" style:font-style-asian="italic" style:font-weight-asian="normal" style:font-style-complex="italic" style:font-weight-complex="normal"/>
    </style:style>
    <style:style style:name="T11" style:family="text">
      <style:text-properties fo:font-style="italic" fo:font-weight="normal" officeooo:rsid="0032b7dd"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031b27" style:font-style-asian="italic" style:font-style-complex="italic"/>
    </style:style>
    <style:style style:name="T14" style:family="text">
      <style:text-properties fo:font-style="italic" officeooo:rsid="0005ff4b" style:font-style-asian="italic" style:font-style-complex="italic"/>
    </style:style>
    <style:style style:name="T15" style:family="text">
      <style:text-properties fo:font-style="italic" officeooo:rsid="0010fc1e" style:font-style-asian="italic" style:font-style-complex="italic"/>
    </style:style>
    <style:style style:name="T16" style:family="text">
      <style:text-properties fo:font-style="italic" officeooo:rsid="001802e8" style:font-style-asian="italic" style:font-style-complex="italic"/>
    </style:style>
    <style:style style:name="T17" style:family="text">
      <style:text-properties fo:font-style="italic" officeooo:rsid="001a5b16" style:font-style-asian="italic" style:font-style-complex="italic"/>
    </style:style>
    <style:style style:name="T18" style:family="text">
      <style:text-properties fo:font-style="italic" officeooo:rsid="00272fbb" style:font-style-asian="italic" style:font-style-complex="italic"/>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05ff4b" style:font-style-asian="normal" style:font-style-complex="normal"/>
    </style:style>
    <style:style style:name="T23" style:family="text">
      <style:text-properties fo:font-style="normal" officeooo:rsid="0007c87d" style:font-style-asian="normal" style:font-style-complex="normal"/>
    </style:style>
    <style:style style:name="T24" style:family="text">
      <style:text-properties fo:font-style="normal" officeooo:rsid="0009a116" style:font-style-asian="normal" style:font-style-complex="normal"/>
    </style:style>
    <style:style style:name="T25" style:family="text">
      <style:text-properties fo:font-style="normal" officeooo:rsid="0010fc1e" style:font-style-asian="normal" style:font-style-complex="normal"/>
    </style:style>
    <style:style style:name="T26" style:family="text">
      <style:text-properties fo:font-style="normal" officeooo:rsid="001a5b16" style:font-style-asian="normal" style:font-style-complex="normal"/>
    </style:style>
    <style:style style:name="T27" style:family="text">
      <style:text-properties fo:font-style="normal" officeooo:rsid="001dc1a9" style:font-style-asian="normal" style:font-style-complex="normal"/>
    </style:style>
    <style:style style:name="T28" style:family="text">
      <style:text-properties fo:font-style="normal" officeooo:rsid="002fa6ed" style:font-style-asian="normal" style:font-style-complex="normal"/>
    </style:style>
    <style:style style:name="T29" style:family="text">
      <style:text-properties fo:font-style="normal" officeooo:rsid="003d0f17" style:font-style-asian="normal" style:font-style-complex="normal"/>
    </style:style>
    <style:style style:name="T30" style:family="text">
      <style:text-properties fo:font-style="normal" officeooo:rsid="004faedf" style:font-style-asian="normal" style:font-style-complex="normal"/>
    </style:style>
    <style:style style:name="T31" style:family="text">
      <style:text-properties fo:font-style="normal" officeooo:rsid="0051dfa1" style:font-style-asian="normal" style:font-style-complex="normal"/>
    </style:style>
    <style:style style:name="T32" style:family="text">
      <style:text-properties fo:font-style="normal" officeooo:rsid="005bf39c"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31b27" style:font-style-asian="normal" style:font-weight-asian="normal" style:font-style-complex="normal" style:font-weight-complex="normal"/>
    </style:style>
    <style:style style:name="T35" style:family="text">
      <style:text-properties fo:font-style="normal" fo:font-weight="normal" officeooo:rsid="0004e471" style:font-style-asian="normal" style:font-weight-asian="normal" style:font-style-complex="normal" style:font-weight-complex="normal"/>
    </style:style>
    <style:style style:name="T36" style:family="text">
      <style:text-properties fo:font-style="normal" fo:font-weight="normal" officeooo:rsid="0005ff4b" style:font-style-asian="normal" style:font-weight-asian="normal" style:font-style-complex="normal" style:font-weight-complex="normal"/>
    </style:style>
    <style:style style:name="T37" style:family="text">
      <style:text-properties fo:font-style="normal" fo:font-weight="normal" officeooo:rsid="0009a116" style:font-style-asian="normal" style:font-weight-asian="normal" style:font-style-complex="normal" style:font-weight-complex="normal"/>
    </style:style>
    <style:style style:name="T38" style:family="text">
      <style:text-properties fo:font-style="normal" fo:font-weight="normal" officeooo:rsid="000c4bb5" style:font-style-asian="normal" style:font-weight-asian="normal" style:font-style-complex="normal" style:font-weight-complex="normal"/>
    </style:style>
    <style:style style:name="T39" style:family="text">
      <style:text-properties fo:font-style="normal" fo:font-weight="normal" officeooo:rsid="000a5c01" style:font-style-asian="normal" style:font-weight-asian="normal" style:font-style-complex="normal" style:font-weight-complex="normal"/>
    </style:style>
    <style:style style:name="T40" style:family="text">
      <style:text-properties fo:font-style="normal" fo:font-weight="normal" officeooo:rsid="000dd8cd" style:font-style-asian="normal" style:font-weight-asian="normal" style:font-style-complex="normal" style:font-weight-complex="normal"/>
    </style:style>
    <style:style style:name="T41" style:family="text">
      <style:text-properties fo:font-style="normal" fo:font-weight="normal" officeooo:rsid="000e9b76" style:font-style-asian="normal" style:font-weight-asian="normal" style:font-style-complex="normal" style:font-weight-complex="normal"/>
    </style:style>
    <style:style style:name="T42" style:family="text">
      <style:text-properties fo:font-style="normal" fo:font-weight="normal" officeooo:rsid="000f49f0" style:font-style-asian="normal" style:font-weight-asian="normal" style:font-style-complex="normal" style:font-weight-complex="normal"/>
    </style:style>
    <style:style style:name="T43" style:family="text">
      <style:text-properties fo:font-style="normal" fo:font-weight="normal" officeooo:rsid="0021addb" style:font-style-asian="normal" style:font-weight-asian="normal" style:font-style-complex="normal" style:font-weight-complex="normal"/>
    </style:style>
    <style:style style:name="T44" style:family="text">
      <style:text-properties fo:font-style="normal" fo:font-weight="normal" officeooo:rsid="00237ab9" style:font-style-asian="normal" style:font-weight-asian="normal" style:font-style-complex="normal" style:font-weight-complex="normal"/>
    </style:style>
    <style:style style:name="T45" style:family="text">
      <style:text-properties fo:font-style="normal" fo:font-weight="normal" officeooo:rsid="002d69b6" style:font-style-asian="normal" style:font-weight-asian="normal" style:font-style-complex="normal" style:font-weight-complex="normal"/>
    </style:style>
    <style:style style:name="T46" style:family="text">
      <style:text-properties fo:font-style="normal" fo:font-weight="normal" officeooo:rsid="002fa6ed" style:font-style-asian="normal" style:font-weight-asian="normal" style:font-style-complex="normal" style:font-weight-complex="normal"/>
    </style:style>
    <style:style style:name="T47" style:family="text">
      <style:text-properties fo:font-style="normal" fo:font-weight="normal" officeooo:rsid="00304cc2" style:font-style-asian="normal" style:font-weight-asian="normal" style:font-style-complex="normal" style:font-weight-complex="normal"/>
    </style:style>
    <style:style style:name="T48" style:family="text">
      <style:text-properties fo:font-style="normal" fo:font-weight="normal" officeooo:rsid="002c127f" style:font-style-asian="normal" style:font-weight-asian="normal" style:font-style-complex="normal" style:font-weight-complex="normal"/>
    </style:style>
    <style:style style:name="T49" style:family="text">
      <style:text-properties fo:font-style="normal" fo:font-weight="normal" officeooo:rsid="0031deb7" style:font-style-asian="normal" style:font-weight-asian="normal" style:font-style-complex="normal" style:font-weight-complex="normal"/>
    </style:style>
    <style:style style:name="T50" style:family="text">
      <style:text-properties fo:font-style="normal" fo:font-weight="normal" officeooo:rsid="0032b7dd" style:font-style-asian="normal" style:font-weight-asian="normal" style:font-style-complex="normal" style:font-weight-complex="normal"/>
    </style:style>
    <style:style style:name="T51" style:family="text">
      <style:text-properties fo:font-style="normal" fo:font-weight="normal" officeooo:rsid="0033be04" style:font-style-asian="normal" style:font-weight-asian="normal" style:font-style-complex="normal" style:font-weight-complex="normal"/>
    </style:style>
    <style:style style:name="T52" style:family="text">
      <style:text-properties fo:font-style="normal" fo:font-weight="normal" officeooo:rsid="003b123d" style:font-style-asian="normal" style:font-weight-asian="normal" style:font-style-complex="normal" style:font-weight-complex="normal"/>
    </style:style>
    <style:style style:name="T53" style:family="text">
      <style:text-properties fo:font-style="normal" fo:font-weight="normal" officeooo:rsid="00378fee" style:font-style-asian="normal" style:font-weight-asian="normal" style:font-style-complex="normal" style:font-weight-complex="normal"/>
    </style:style>
    <style:style style:name="T54" style:family="text">
      <style:text-properties fo:font-style="normal" fo:font-weight="normal" officeooo:rsid="0051dfa1" style:font-style-asian="normal" style:font-weight-asian="normal" style:font-style-complex="normal" style:font-weight-complex="normal"/>
    </style:style>
    <style:style style:name="T55" style:family="text">
      <style:text-properties fo:font-style="normal" fo:font-weight="normal" officeooo:rsid="005bf39c" style:font-style-asian="normal" style:font-weight-asian="normal" style:font-style-complex="normal" style:font-weight-complex="normal"/>
    </style:style>
    <style:style style:name="T56" style:family="text">
      <style:text-properties fo:font-style="normal" fo:font-weight="normal" officeooo:rsid="005dce62"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0dd8cd" style:font-style-asian="normal" style:font-weight-asian="bold" style:font-style-complex="normal" style:font-weight-complex="bold"/>
    </style:style>
    <style:style style:name="T59" style:family="text">
      <style:text-properties fo:font-style="normal" fo:font-weight="bold" officeooo:rsid="000e9b76" style:font-style-asian="normal" style:font-weight-asian="bold" style:font-style-complex="normal" style:font-weight-complex="bold"/>
    </style:style>
    <style:style style:name="T60" style:family="text">
      <style:text-properties fo:font-style="normal" fo:font-weight="bold" officeooo:rsid="0021addb" style:font-style-asian="normal" style:font-weight-asian="bold" style:font-style-complex="normal" style:font-weight-complex="bold"/>
    </style:style>
    <style:style style:name="T61" style:family="text">
      <style:text-properties fo:font-style="normal" fo:font-weight="bold" officeooo:rsid="00237ab9"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bold" style:font-style-asian="normal" style:font-weight-asian="bold" style:font-style-complex="normal" style:font-weight-complex="bold"/>
    </style:style>
    <style:style style:name="T65" style:family="text">
      <style:text-properties fo:font-weight="bold" style:font-weight-asian="bold" style:font-weight-complex="bold"/>
    </style:style>
    <style:style style:name="T66" style:family="text">
      <style:text-properties fo:font-weight="bold" officeooo:rsid="0005ff4b" style:font-weight-asian="bold" style:font-weight-complex="bold"/>
    </style:style>
    <style:style style:name="T67" style:family="text">
      <style:text-properties fo:font-weight="bold" officeooo:rsid="001a5b16" style:font-weight-asian="bold" style:font-weight-complex="bold"/>
    </style:style>
    <style:style style:name="T68" style:family="text">
      <style:text-properties fo:font-weight="normal" style:font-weight-asian="normal" style:font-weight-complex="normal"/>
    </style:style>
    <style:style style:name="T69" style:family="text">
      <style:text-properties fo:font-weight="normal" officeooo:rsid="0005ff4b" style:font-weight-asian="normal" style:font-weight-complex="normal"/>
    </style:style>
    <style:style style:name="T70" style:family="text">
      <style:text-properties fo:font-weight="normal" officeooo:rsid="002fa6ed" style:font-weight-asian="normal" style:font-weight-complex="normal"/>
    </style:style>
    <style:style style:name="T71" style:family="text">
      <style:text-properties fo:font-weight="normal" officeooo:rsid="00304cc2" style:font-weight-asian="normal" style:font-weight-complex="normal"/>
    </style:style>
    <style:style style:name="T72" style:family="text">
      <style:text-properties fo:font-size="16pt" style:font-size-asian="16pt" style:font-size-complex="16pt"/>
    </style:style>
    <style:style style:name="T73" style:family="text">
      <style:text-properties fo:font-size="16pt" fo:language="en" fo:country="US" style:text-underline-style="none" style:font-size-asian="16pt" style:font-size-complex="16pt"/>
    </style:style>
    <style:style style:name="T74" style:family="text">
      <style:text-properties fo:font-size="13pt" style:font-size-asian="13pt" style:font-size-complex="13pt"/>
    </style:style>
    <style:style style:name="T75" style:family="text">
      <style:text-properties fo:font-size="13pt" fo:language="en" fo:country="US" fo:font-style="italic" style:font-size-asian="13pt" style:font-style-asian="italic" style:font-size-complex="13pt" style:font-style-complex="italic"/>
    </style:style>
    <style:style style:name="T76"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77"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78" style:family="text">
      <style:text-properties fo:font-size="13pt" fo:language="en" fo:country="US" fo:font-style="normal" style:font-size-asian="13pt" style:font-style-asian="normal" style:font-size-complex="13pt" style:font-style-complex="normal"/>
    </style:style>
    <style:style style:name="T79"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80"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81"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82" style:family="text">
      <style:text-properties fo:font-size="13pt" fo:language="en" fo:country="US" style:text-underline-style="none" style:font-size-asian="13pt" style:font-size-complex="13pt"/>
    </style:style>
    <style:style style:name="T83" style:family="text">
      <style:text-properties fo:font-size="13pt" fo:language="ru" fo:country="RU" fo:font-style="normal" style:font-size-asian="13pt" style:font-style-asian="normal" style:font-size-complex="13pt" style:font-style-complex="normal"/>
    </style:style>
    <style:style style:name="T84"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85"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86" style:family="text">
      <style:text-properties fo:font-size="13pt" fo:language="ru" fo:country="RU" fo:font-weight="bold" style:font-size-asian="13pt" style:font-weight-asian="bold" style:font-size-complex="13pt" style:font-weight-complex="bold"/>
    </style:style>
    <style:style style:name="T87" style:family="text">
      <style:text-properties fo:font-size="13pt" fo:language="ru" fo:country="RU" fo:font-weight="normal" style:font-size-asian="13pt" style:font-weight-asian="normal" style:font-size-complex="13pt" style:font-weight-complex="normal"/>
    </style:style>
    <style:style style:name="T88"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89" style:family="text">
      <style:text-properties fo:font-size="13pt" fo:font-style="normal" style:font-size-asian="13pt" style:font-style-asian="normal" style:font-size-complex="13pt" style:font-style-complex="normal"/>
    </style:style>
    <style:style style:name="T90"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1" style:family="text">
      <style:text-properties fo:font-size="13pt" fo:font-style="normal" fo:font-weight="bold" style:font-size-asian="13pt" style:font-style-asian="normal" style:font-weight-asian="bold" style:font-size-complex="13pt" style:font-style-complex="normal" style:font-weight-complex="bold"/>
    </style:style>
    <style:style style:name="T92"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93" style:family="text">
      <style:text-properties fo:font-size="13pt" fo:font-weight="normal" style:font-size-asian="13pt" style:font-weight-asian="normal" style:font-size-complex="13pt" style:font-weight-complex="normal"/>
    </style:style>
    <style:style style:name="T94" style:family="text">
      <style:text-properties fo:font-size="13pt" fo:font-style="italic" fo:font-weight="bold" style:font-size-asian="13pt" style:font-style-asian="italic" style:font-weight-asian="bold" style:font-size-complex="13pt" style:font-style-complex="italic" style:font-weight-complex="bold"/>
    </style:style>
    <style:style style:name="T95" style:family="text">
      <style:text-properties fo:font-size="13pt" style:text-underline-style="none" style:font-size-asian="13pt" style:font-size-complex="13pt"/>
    </style:style>
    <style:style style:name="T96" style:family="text">
      <style:text-properties fo:language="en" fo:country="US"/>
    </style:style>
    <style:style style:name="T97" style:family="text">
      <style:text-properties fo:language="ru" fo:country="RU"/>
    </style:style>
    <style:style style:name="T98" style:family="text">
      <style:text-properties fo:language="ru" fo:country="RU" fo:font-style="normal" fo:font-weight="normal" style:font-style-asian="normal" style:font-weight-asian="normal" style:font-style-complex="normal" style:font-weight-complex="normal"/>
    </style:style>
    <style:style style:name="T99" style:family="text">
      <style:text-properties fo:language="ru" fo:country="RU" fo:font-style="normal" fo:font-weight="normal" officeooo:rsid="0044a9b1" style:font-style-asian="normal" style:font-weight-asian="normal" style:font-style-complex="normal" style:font-weight-complex="normal"/>
    </style:style>
    <style:style style:name="T100" style:family="text">
      <style:text-properties fo:language="ru" fo:country="RU" fo:font-style="normal" fo:font-weight="normal" officeooo:rsid="0044f750" style:font-style-asian="normal" style:font-weight-asian="normal" style:font-style-complex="normal" style:font-weight-complex="normal"/>
    </style:style>
    <style:style style:name="T101" style:family="text">
      <style:text-properties fo:language="ru" fo:country="RU" fo:font-style="normal" fo:font-weight="normal" officeooo:rsid="00456933" style:font-style-asian="normal" style:font-weight-asian="normal" style:font-style-complex="normal" style:font-weight-complex="normal"/>
    </style:style>
    <style:style style:name="T102" style:family="text">
      <style:text-properties fo:language="ru" fo:country="RU" fo:font-style="normal" fo:font-weight="normal" officeooo:rsid="0045cb78" style:font-style-asian="normal" style:font-weight-asian="normal" style:font-style-complex="normal" style:font-weight-complex="normal"/>
    </style:style>
    <style:style style:name="T103" style:family="text">
      <style:text-properties fo:language="ru" fo:country="RU" fo:font-style="normal" style:font-style-asian="normal" style:font-style-complex="normal"/>
    </style:style>
    <style:style style:name="T104" style:family="text">
      <style:text-properties fo:language="ru" fo:country="RU" fo:font-style="normal" officeooo:rsid="0045cb78" style:font-style-asian="normal" style:font-style-complex="normal"/>
    </style:style>
    <style:style style:name="T105" style:family="text">
      <style:text-properties fo:language="ru" fo:country="RU" fo:font-style="italic" fo:font-weight="normal" style:font-style-asian="italic" style:font-weight-asian="normal" style:font-style-complex="italic" style:font-weight-complex="normal"/>
    </style:style>
    <style:style style:name="T106" style:family="text">
      <style:text-properties fo:language="ru" fo:country="RU" fo:font-style="italic" fo:font-weight="normal" officeooo:rsid="00456933" style:font-style-asian="italic" style:font-weight-asian="normal" style:font-style-complex="italic" style:font-weight-complex="normal"/>
    </style:style>
    <style:style style:name="T107" style:family="text">
      <style:text-properties fo:language="ru" fo:country="RU" fo:font-style="italic" fo:font-weight="normal" officeooo:rsid="0045cb78" style:font-style-asian="italic" style:font-weight-asian="normal" style:font-style-complex="italic" style:font-weight-complex="normal"/>
    </style:style>
    <style:style style:name="T108" style:family="text">
      <style:text-properties officeooo:rsid="000217c0"/>
    </style:style>
    <style:style style:name="T109" style:family="text">
      <style:text-properties officeooo:rsid="00031b27"/>
    </style:style>
    <style:style style:name="T110" style:family="text">
      <style:text-properties officeooo:rsid="0005ff4b"/>
    </style:style>
    <style:style style:name="T111" style:family="text">
      <style:text-properties fo:color="#000099" fo:font-style="normal" style:font-style-asian="normal" style:font-style-complex="normal"/>
    </style:style>
    <style:style style:name="T112" style:family="text">
      <style:text-properties fo:color="#000080"/>
    </style:style>
    <style:style style:name="T113" style:family="text">
      <style:text-properties fo:color="#000080" fo:font-style="normal" style:font-style-asian="normal" style:font-style-complex="normal"/>
    </style:style>
    <style:style style:name="T114" style:family="text">
      <style:text-properties officeooo:rsid="0009a116"/>
    </style:style>
    <style:style style:name="T115" style:family="text">
      <style:text-properties officeooo:rsid="000a00ca"/>
    </style:style>
    <style:style style:name="T116" style:family="text">
      <style:text-properties fo:color="#006600"/>
    </style:style>
    <style:style style:name="T117" style:family="text">
      <style:text-properties officeooo:rsid="000a5c01"/>
    </style:style>
    <style:style style:name="T118" style:family="text">
      <style:text-properties officeooo:rsid="0010fc1e"/>
    </style:style>
    <style:style style:name="T119" style:family="text">
      <style:text-properties officeooo:rsid="00123be9"/>
    </style:style>
    <style:style style:name="T120" style:family="text">
      <style:text-properties officeooo:rsid="0017069d"/>
    </style:style>
    <style:style style:name="T121" style:family="text">
      <style:text-properties officeooo:rsid="001802e8"/>
    </style:style>
    <style:style style:name="T122" style:family="text">
      <style:text-properties officeooo:rsid="0018546c"/>
    </style:style>
    <style:style style:name="T123" style:family="text">
      <style:text-properties officeooo:rsid="0019bd9a"/>
    </style:style>
    <style:style style:name="T124" style:family="text">
      <style:text-properties officeooo:rsid="001a5b16"/>
    </style:style>
    <style:style style:name="T125" style:family="text">
      <style:text-properties officeooo:rsid="00272fbb"/>
    </style:style>
    <style:style style:name="T126" style:family="text">
      <style:text-properties officeooo:rsid="002b1dc6"/>
    </style:style>
    <style:style style:name="T127" style:family="text">
      <style:text-properties officeooo:rsid="002d69b6"/>
    </style:style>
    <style:style style:name="T128" style:family="text">
      <style:text-properties officeooo:rsid="002fa6ed"/>
    </style:style>
    <style:style style:name="T129" style:family="text">
      <style:text-properties officeooo:rsid="00304cc2"/>
    </style:style>
    <style:style style:name="T130" style:family="text">
      <style:text-properties officeooo:rsid="0031deb7"/>
    </style:style>
    <style:style style:name="T131" style:family="text">
      <style:text-properties officeooo:rsid="003c3b9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Документация для разработчиков</text:h>
      <text:p text:style-name="P79"/>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17">Документация для разработчиков<text:tab/>1</text:p>
          <text:p text:style-name="P117">От разработчика<text:tab/>1</text:p>
          <text:p text:style-name="P117">Основные особенности и возможности<text:tab/>2</text:p>
          <text:p text:style-name="P117">Пользователи, группы пользователей, права пользователей<text:tab/>3</text:p>
          <text:p text:style-name="P117">ЧПУ, страница сайта<text:tab/>4</text:p>
          <text:p text:style-name="P117">Файловая система<text:tab/>5</text:p>
          <text:p text:style-name="P117">Структура СУБД<text:tab/>6</text:p>
          <text:p text:style-name="P117">Как обрабатывается каждый запрос<text:tab/>6</text:p>
          <text:p text:style-name="P117">Установка движка<text:tab/>7</text:p>
          <text:p text:style-name="P117">Главный конфигурационный файл<text:tab/>8</text:p>
          <text:p text:style-name="P117">Основные API-функции<text:tab/>8</text:p>
          <text:p text:style-name="P117">MVC общедоступной части сайта<text:tab/>11</text:p>
          <text:p text:style-name="P118">Контроллер<text:tab/>11</text:p>
          <text:p text:style-name="P118">Представление<text:tab/>14</text:p>
          <text:p text:style-name="P118">Модель<text:tab/>14</text:p>
          <text:p text:style-name="P117">События (хуки)<text:tab/>15</text:p>
          <text:p text:style-name="P117">Секции и виджеты<text:tab/>15</text:p>
          <text:p text:style-name="P117">Админка<text:tab/>16</text:p>
          <text:p text:style-name="P118">Типичный цикл обработки запроса администратора<text:tab/>17</text:p>
          <text:p text:style-name="P118">Общая информация о правах доступа и организаци<text:tab/>18</text:p>
          <text:p text:style-name="P118">Основные API-функции<text:tab/>19</text:p>
          <text:p text:style-name="P118">Элементы управления админкой<text:tab/>19</text:p>
          <text:p text:style-name="P118">Виджеты<text:tab/>20</text:p>
          <text:p text:style-name="P119">Кнопки административного интерфейса (фронтенд)<text:tab/>20</text:p>
          <text:p text:style-name="P118">Бакэнд<text:tab/>21</text:p>
          <text:p text:style-name="P118">Меню<text:tab/>22</text:p>
          <text:p text:style-name="P118">Особенности программирования админки<text:tab/>23</text:p>
          <text:p text:style-name="P117">Шаблоны, информация для верстальщика<text:tab/>24</text:p>
          <text:p text:style-name="P117">Класс HTML-формы (form)<text:tab/>25</text:p>
          <text:p text:style-name="P118">Публичные атрибуты<text:tab/>26</text:p>
          <text:p text:style-name="P118">Методы класса<text:tab/>26</text:p>
          <text:p text:style-name="P117">Универсальная модель базы данных (model)<text:tab/>28</text:p>
          <text:p text:style-name="P118">Методы класса<text:tab/>29</text:p>
          <text:p text:style-name="P118">Атрибуты и методы для статического использования (перегрузка класса)<text:tab/>30</text:p>
          <text:p text:style-name="P118">Правила валидации<text:tab/>31</text:p>
          <text:p text:style-name="P117">Класс универсальной таблицы (table)<text:tab/>32</text:p>
          <text:p text:style-name="P118">Методы класса<text:tab/>33</text:p>
          <text:p text:style-name="P117">Работа с электронной почтой (класс email)<text:tab/>34</text:p>
          <text:p text:style-name="P118">Методы класса<text:tab/>34</text:p>
          <text:p text:style-name="P117">Работа с изображениями (класс picture)<text:tab/>35</text:p>
          <text:p text:style-name="P118">Методы класса<text:tab/>35</text:p>
        </text:index-body>
      </text:table-of-content>
      <text:p text:style-name="Text_20_body"/>
      <text:h text:style-name="Heading_20_1" text:outline-level="1">От разработчика</text:h>
      <text:p text:style-name="Text_20_body"><text:span text:style-name="T108">Движок с условным названием «Ё» с</text:span>оздавался сугубо для личных целей и поэтому его развитие <text:span text:style-name="T108">велось </text:span><text:soft-page-break/><text:span text:style-name="T108">и </text:span>ведётся по мере необходимости. Однако <text:span text:style-name="T108">со временем я понял, что эта CMS стала достаточно самостоятельной и может оказаться</text:span> полез<text:span text:style-name="T108">ной</text:span> не только мне...</text:p>
      <text:p text:style-name="Text_20_body">«<text:span text:style-name="T108">Ё</text:span>»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text:span text:style-name="T108">фреймворк</text:span>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text:span text:style-name="T108">э</text:span>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text:span text:style-name="T109">и есть только такие данные: опыт использования </text:span>«обычн<text:span text:style-name="T109">ого</text:span>» хостинг<text:span text:style-name="T109">а</text:span>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text:span text:style-name="T109">3</text:span> или выше.</text:p>
      <text:p text:style-name="Text_20_body">Возможности:</text:p>
      <text:p text:style-name="Text_20_body"><text:s/>- уникальный дружественный административный интерфейс;</text:p>
      <text:p text:style-name="Text_20_body"><text:s/>- полностью <text:span text:style-name="T97">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oft-page-break/><text:s/>- прозрачная поддержка СУБД MySQL и SQLite (других нет и не будет);</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25"><text:span text:style-name="T33">Внимание!</text:span><text:span text:style-name="T63"> Во многих аспектах различные переменные, напрямую влияющие на поведение движка, доступны для изменения. Это даёт программисту б</text:span><text:span text:style-name="T64">о</text:span><text:span text:style-name="T63">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7">Однако зачастую нужно быть предельно внимательным, например такой код:</text:p>
      <text:p text:style-name="P7">$u=core::user();<text:line-break/>$u-&gt;group=255;</text:p>
      <text:p text:style-name="P7">наделит текущего пользователя правами суперпользователя на протяжении всего времени пребывания на сайте (core::user() возвращает <text:span text:style-name="T109">ссылку на </text:span>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text:span text:style-name="T109">п</text:span>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text:soft-page-break/>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text:span text:style-name="T109">информацию о том, </text:span>какие дополнительные блоки публиковать на этой странице, какой пункт меню является активным, какой шаблон использовать для данной страницы <text:span text:style-name="T109">и т.д.</text:span></text:p>
      <text:p text:style-name="Text_20_body">В данном движке вся дополнительная информация закладывается в <text:span text:style-name="T1">адрес страницы</text:span><text:span text:style-name="T33">. Адрес страницы — это, грубо говоря, относительн</text:span><text:span text:style-name="T34">ый URL </text:span><text:span text:style-name="T33">страниц</text:span><text:span text:style-name="T34">ы</text:span><text:span text:style-name="T33"> сайта.</text:span></text:p>
      <text:p text:style-name="Text_20_body"><text:span text:style-name="T33">Например, если есть такая страница: </text:span><text:a xlink:type="simple" xlink:href="http://example.com/article/blog/news?page=2"><text:span text:style-name="T33">http://example.com/article/blog/news?page=2</text:span></text:a><text:span text:style-name="T33">,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P80"><text:span text:style-name="T1">Адрес страницы</text:span><text:span text:style-name="T33"> должен состоять по крайней мере из двух элементов (artcle и blog) — это имя </text:span><text:span text:style-name="T34">MVC-</text:span><text:span text:style-name="T33">контроллера и имя </text:span><text:span text:style-name="T2">действия</text:span><text:span text:style-name="T33">. Если </text:span><text:span text:style-name="T2">действие</text:span><text:span text:style-name="T33"> не задано (пример: </text:span><text:a xlink:type="simple" xlink:href="http://example.com/article"><text:span text:style-name="T33">http://example.com/article</text:span></text:a><text:span text:style-name="T33">), то в качестве имени действия принимается «Index».</text:span></text:p>
      <text:p text:style-name="P3">Имя контроллера — это файл, находящийся в директории /controller, а <text:span text:style-name="T12">действие</text:span> — это имя процедуры класса этого контроллера. Таким образом, <text:span text:style-name="T109">в случае приведённой выше ссылки,</text:span>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33">Именно </text:span><text:span text:style-name="T1">адрес страницы</text:span><text:span text:style-name="T33"> (строка «article/blog/news») используется движком для того, чтобы определить какие дополнительные блоки (</text:span><text:span text:style-name="T2">виджеты</text:span><text:span text:style-name="T33"> — аналог модулей в Joomla) должны быть опубликованы на данной странице. Таким образом никакого обособленного хранилища сопутствующей каждой странице информации нет.</text:span></text:p>
      <text:p text:style-name="Text_20_body"><text:span text:style-name="T33">Часть ссылки после знака вопроса не является </text:span><text:span text:style-name="T1">адресом страницы</text:span><text:span text:style-name="T33">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33">Для целей ajax-запросов используется особый формат адресов страниц: </text:span><text:a xlink:type="simple" xlink:href="http://example.com/index2.php?controller=article&amp;action=blog&amp;id=news&amp;page=2"><text:span text:style-name="T33">http://example.com/index2.php?</text:span></text:a><text:a xlink:type="simple" xlink:href="http://example.com/index2.php?controller=article&amp;action=blog&amp;id=news&amp;page=2"><text:span text:style-name="T33">controller=article&amp;action=blog&amp;id=news&amp;page=2</text:span></text:a><text:span text:style-name="T33"> для них, разумеется, нет надобности тратить ресурсы </text:span><text:soft-page-break/><text:span text:style-name="T33">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2">виджеты</text:span><text:span text:style-name="T33">) обрабатываться не будет </text:span><text:span text:style-name="T34">и</text:span><text:span text:style-name="T33"> сервером будет отдан только основной контент.</text:span></text:p>
      <text:h text:style-name="P113" text:outline-level="1">Файловая система</text:h>
      <text:p text:style-name="P2">Структура директори<text:span text:style-name="T109">ев </text:span>строго разграничена и <text:span text:style-name="T109">файлы </text:span>кажд<text:span text:style-name="T109">ого</text:span> модул<text:span text:style-name="T109">я</text:span> <text:span text:style-name="T109">находятся в соответствующийх папках, единой папки для отдельного модуля нет</text:span>.</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113" text:outline-level="1"><text:soft-page-break/>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right - права пользователей (администрраторов): module - системное название модуля, group - группы пользователей, которым предоставлен доступ</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text:p>
      <text:p text:style-name="P2">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113" text:outline-level="1">Как обрабатывается каждый запрос</text:h>
      <text:list xml:id="list4642533916549643463" text:style-name="L1">
        <text:list-item>
          <text:p text:style-name="P94">В упрощенном виде цикл обработки запроса таков...</text:p>
        </text:list-item>
        <text:list-item>
          <text:p text:style-name="P94">Подключаются скрипты, которые перечислены <text:span text:style-name="T109">в</text:span> <text:span text:style-name="T109">параметре «</text:span>autoInclude» глобальной конфигурации <text:span text:style-name="T109">(файл </text:span><text:span text:style-name="T13">/config/_core.php</text:span><text:span text:style-name="T109">)</text:span>.</text:p>
        </text:list-item>
        <text:list-item>
          <text:p text:style-name="P93"><text:span text:style-name="T33">Обрабатывается полученный запрос, из него выделяется </text:span><text:span text:style-name="T1">адрес страницы</text:span><text:span text:style-name="T33"> и он помещается в переменную $_GET['corePath'].</text:span></text:p>
        </text:list-item>
        <text:list-item>
          <text:p text:style-name="P94">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94">Инициализируется сессия.</text:p>
        </text:list-item>
        <text:list-item>
          <text:p text:style-name="P94">Если пользователь относится к группе с номером 200 или больше, то подключаются административные библиотеки.</text:p>
        </text:list-item>
        <text:list-item>
          <text:p text:style-name="P94">Создаётся экземпляр класса контроллера. Если такого файла нет, то генерируется ошибка 404.</text:p>
        </text:list-item>
        <text:list-item>
          <text:p text:style-name="P94">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sController::$url (в ней хранится преобразованный, если в этом есть необходимость, адрес страницы).</text:p>
        </text:list-item>
        <text:list-item>
          <text:p text:style-name="P93"><text:span text:style-name="T33">Если в $_POST есть данные, относящиеся к этому контроллеру, то вызывается </text:span><text:span text:style-name="T1">submit-действие</text:span><text:span text:style-name="T33"> этого контроллера (это процедура, предназначенная для обработки данных html-форм).</text:span></text:p>
        </text:list-item>
        <text:list-item>
          <text:p text:style-name="P93"><text:span text:style-name="T1">Submit-действие</text:span><text:span text:style-name="T33"> может прервать дальнейшую обработку вызвав метод core::redirect (это редирект на другой адрес — если данные форм обработаны правильно, то всегда выполняется </text:span><text:soft-page-break/><text:span text:style-name="T33">редирект).</text:span></text:p>
        </text:list-item>
        <text:list-item>
          <text:p text:style-name="P93"><text:span text:style-name="T33">Далее происходит вызов </text:span><text:span text:style-name="T1">действия</text:span><text:span text:style-name="T33"> контроллера (это процедура, подготавливающая данные для отображения страницы).</text:span></text:p>
        </text:list-item>
        <text:list-item>
          <text:p text:style-name="P99">Действие<text:span text:style-name="T33">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21">представление</text:span><text:span text:style-name="T33">.</text:span></text:p>
        </text:list-item>
        <text:list-item>
          <text:p text:style-name="P95">Генерируется событие «beforeRender» (вызывается перед началом вывода каких-либо данных).</text:p>
        </text:list-item>
        <text:list-item>
          <text:p text:style-name="P99"><text:span text:style-name="T33">Если </text:span>представление<text:span text:style-name="T33"> — это NULL или FALSE, то никаких данных не выводится, обработка запроса завершается.</text:span></text:p>
        </text:list-item>
        <text:list-item>
          <text:p text:style-name="P95">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95">Если мета теги не были установлены в контроллере, то сейчас они устанавливаются заданными по умолчанию.</text:p>
        </text:list-item>
        <text:list-item>
          <text:p text:style-name="P95">Если это не ajax-запрос, то:</text:p>
          <text:list>
            <text:list-item>
              <text:p text:style-name="P95">Если включён режим отладки, или нет кеша шаблона, то запускается кеширование нужного шаблона.</text:p>
            </text:list-item>
            <text:list-item>
              <text:p text:style-name="P95">Выводится первая часть html-шаблона (до того места, где должен быть вставлен контент). При этом также обрабатываются все виджеты.</text:p>
            </text:list-item>
            <text:list-item>
              <text:p text:style-name="P95">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выводитс html-код хлебных крошек. Если такой процедуры нет, то хлебные крошки формируются по заданному по умолчанию алгоритму.</text:p>
            </text:list-item>
            <text:list-item>
              <text:p text:style-name="P95">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99"><text:span text:style-name="T33">Если полученное от контроллера </text:span>представление<text:span text:style-name="T33"> — это строка, то подключается соответствующий файл из директория /view (в этом файле содержится html-код страницы).</text:span></text:p>
        </text:list-item>
        <text:list-item>
          <text:p text:style-name="P99"><text:span text:style-name="T33">Если полученное от контроллера </text:span>представление<text:span text:style-name="T33"> — это объект, то вызывается метод render() этого объекта, который должен вывести html-код страницы.</text:span></text:p>
        </text:list-item>
        <text:list-item>
          <text:p text:style-name="P95">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text:span text:style-name="T109">так как</text:span>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admin/config<text:line-break/>/cache<text:line-break/>/config<text:line-break/><text:soft-pag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113" text:outline-level="1">Главный конфигурационный файл</text:h>
      <text:p text:style-name="P2">Он находится в файле /config/_core.php и выглядит примерно так:</text:p>
      <text:p text:style-name="P2">&lt;?php return array(<text:line-break/><text:tab/>'debug'=&gt;true,<text:line-break/><text:tab/>'adminEmailEmail'=&gt;<text:a xlink:type="simple" xlink:href="mailto:'admin@example.com">'admin@example.com</text:a>',<text:line-break/><text:tab/>'adminEmailName'=&gt;'CMS',<text:line-break/><text:tab/>'dbDriver'=&gt;'mysql',<text:line-break/><text:tab/>'mysqlHost'=&gt;'localhost',<text:line-break/><text:tab/>'mysqlUser'=&gt;'root',<text:line-break/><text:tab/>'mysqlPassword'=&gt;'pwd13pwd',<text:line-break/><text:tab/>'mysqlDatabase'=&gt;'cms0',<text:line-break/><text:tab/>'autoInclude'=&gt;'core/mysql;core/sqlite3;core/user.db',<text:line-break/><text:tab/>'mainPath'=&gt;'article/view/index',<text:line-break/><text:tab/>'link'=&gt;array()<text:line-break/>); ?&gt;</text:p>
      <text:p text:style-name="P2">Все параметры кроме dbDriver, mysqlHost, mysqlUser, mysqlPassword, mysqlDatabase, autoInclude настраиваются через веб-интерфейс административной части сайта. Их смысл следующий:<text:line-break/>dbDriver — тип базы данных, может быть «mysql» или «sqlite».<text:line-break/>mysqlHost, mysqlUser, mysqlPassword, mysqlDatabase — параметры подключения к базе данных MySQL.<text:line-break/>autoInclude — список скриптов, которые необходимо подключить в самом начале обработки запросов каких-либо страниц сайта.</text:p>
      <text:p text:style-name="Text_20_body"><text:span text:style-name="T33">Очевидно, что в большинстве случаев в параметре «autoInclude» должен быть указан только один из скриптов: «core/mysql» или «core/sqlite» - это драйверы соответствующих баз данных. Тем не менее ст</text:span><text:span text:style-name="T57">о</text:span><text:span text:style-name="T33">ит заметить, что использование сразу двух типов баз данных возможно.</text:span></text:p>
      <text:h text:style-name="P113" text:outline-level="1">Основные API-функции</text:h>
      <text:p text:style-name="Text_20_body"><text:span text:style-name="T35">string</text:span><text:span text:style-name="T33"> </text:span><text:span text:style-name="T57">core::path</text:span><text:span text:style-name="T33">()</text:span></text:p>
      <text:p text:style-name="P2"><text:tab/>Возвращает полный путь к корню сайта.</text:p>
      <text:p text:style-name="P9"><text:span text:style-name="T33">null </text:span><text:span text:style-name="T21">core::import</text:span><text:span text:style-name="T33">(string </text:span><text:span text:style-name="T2">fileName</text:span><text:span text:style-name="T33">)<text:line-break/><text:tab/>Подключает указанный </text:span><text:span text:style-name="T36">PHP-</text:span><text:span text:style-name="T33">скрипт </text:span><text:span text:style-name="T2">fileName</text:span><text:span text:style-name="T33">,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2">fileName</text:span><text:span text:style-name="T33"> преобразуется до полного адреса. Пример:<text:line-break/>core::import('core/email'); <text:s/>//подключит файл /core/email.php.</text:span></text:p>
      <text:p text:style-name="P6"><text:span text:style-name="T68">string </text:span>core::template<text:span text:style-name="T68">(string </text:span><text:span text:style-name="T2">template</text:span><text:span text:style-name="T68">);</text:span></text:p>
      <text:p text:style-name="P6"><text:span text:style-name="T68"><text:tab/>Если </text:span><text:span text:style-name="T2">template</text:span><text:span text:style-name="T68"> задан, то устанавливает используемый шаблон (соответствует файлу в директории «/template»). Тип шаблона (pc или pda) указывать не надо. Эта функция может быть вызвана в любое время до начала обработки шаблона.</text:span></text:p>
      <text:p text:style-name="P2">Возвращает имя шаблона с типом шаблона (строка «(pc|pda).template»).</text:p>
      <text:p text:style-name="P6"><text:soft-page-break/><text:span text:style-name="T68">boolean </text:span>core:debug<text:span text:style-name="T68">();</text:span></text:p>
      <text:p text:style-name="P2"><text:tab/>Возвращает true, если сайт работает в отладочном режиме и false в противном случае.</text:p>
      <text:p text:style-name="P6"><text:span text:style-name="T68">array </text:span>core::config<text:span text:style-name="T68">([string </text:span><text:span text:style-name="T2">name</text:span><text:span text:style-name="T68">]); </text:span><text:span text:style-name="T69">и array </text:span><text:span text:style-name="T110">core::configAdmin</text:span><text:span text:style-name="T69">([string </text:span><text:span text:style-name="T3">name</text:span><text:span text:style-name="T69">]);</text:span></text:p>
      <text:p text:style-name="P6"><text:span text:style-name="T68"><text:tab/>Возвращает массив, содержащий конфигурацию с указанным именем, фактически возвращает массив из файла в директории «/config». Если name не указан, то возвращается </text:span><text:span text:style-name="T2">основная конфигурация</text:span><text:span text:style-name="T68"> (_core.php). </text:span><text:span text:style-name="T69">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text:span text:style-name="T110">отображения страницы</text:span>, поэтому последующие загрузки той же конфигурации через эту функцию не приведут к паразитным нагрузкам.</text:p>
      <text:p text:style-name="P6"><text:span text:style-name="T68">object </text:span>core::user<text:span text:style-name="T68">(); и object </text:span>core::userCore<text:span text:style-name="T68">();</text:span></text:p>
      <text:p text:style-name="P2"><text:tab/>Возвращает экземпляр класса user (/core/user.db.php), который представляет из себя модель «пользователя». На самом деле этот экземпляр находится в сессии в переменной $_SESSION['user']. Если пользователь авторизован с правами администратора и вошёл в режим подмены пользователя, то функция возвращает «пользователя», на которого переключился администратор.</text:p>
      <text:p text:style-name="P2">Функция core::userCore() используется для тех случаев, когда нужно получить доступ к пользователю игнорируя режим подмены.</text:p>
      <text:p text:style-name="P6"><text:span text:style-name="T68">variant </text:span>core::cache<text:span text:style-name="T68">(</text:span><text:span text:style-name="T2">id</text:span><text:span text:style-name="T68">,</text:span><text:span text:style-name="T2">callback</text:span><text:span text:style-name="T68">,[</text:span><text:span text:style-name="T2">timeout</text:span><text:span text:style-name="T68">]);</text:span></text:p>
      <text:p text:style-name="P2"><text:tab/>Функция кеширует любые произвольные данные, он вызывает указанную функцию для обновления кеша, если в этом есть необходимость. Поля: id — уникальный идентификатор кешируемых данных, задаётся вызывающим скриптом;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p>
      <text:p text:style-name="P2">integer <text:span text:style-name="T65">core::userId</text:span>();</text:p>
      <text:p text:style-name="P2"><text:tab/>Возвращает идентификатор текущего пользователя.</text:p>
      <text:p text:style-name="P2">string <text:span text:style-name="T65">core::url</text:span>();</text:p>
      <text:p text:style-name="P2"><text:tab/>Возвращает относительный URL до корня сайта, обычно это «/».</text:p>
      <text:p text:style-name="P2">object <text:span text:style-name="T65">core::sqlite</text:span>([newQuery]);</text:p>
      <text:p text:style-name="P2"><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65">core::mysql</text:span>([<text:span text:style-name="T12">newQuery</text:span>]);</text:p>
      <text:p text:style-name="P2"><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65">core::db</text:span>([<text:span text:style-name="T12">newQuery</text:span>]);</text:p>
      <text:p text:style-name="P2"><text:tab/>Возвращает экземпляр класса mysql или sqlite, в зависимости от того, какая база данных используется в качестве основной (параметр dbDriver в файле /core/config/_core.php).</text:p>
      <text:p text:style-name="P2">integer <text:span text:style-name="T65">core::userGroup</text:span>();</text:p>
      <text:p text:style-name="P2"><text:tab/>Возвращает группу, к которой относится текущий пользователь.</text:p>
      <text:p text:style-name="P2">null <text:span text:style-name="T65">core::controller</text:span>(name);</text:p>
      <text:p text:style-name="P2"><text:soft-page-break/><text:tab/>Подключает контроллер с именем name. Эта функция вызывается только один раз из файла /index.php или /index2.php.</text:p>
      <text:p text:style-name="P2">string <text:span text:style-name="T65">core::link</text:span>(link);</text:p>
      <text:p text:style-name="P2"><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object <text:span text:style-name="T65">core::form</text:span>([<text:span text:style-name="T12">namespace</text:span>]);</text:p>
      <text:p text:style-name="P2"><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65">core::model</text:span>([<text:span text:style-name="T12">namespace</text:span>],[<text:span text:style-name="T12">dbDriver</text:span>]);</text:p>
      <text:p text:style-name="P2"><text:tab/>Возвращает экземпляр класса model (/core/formModel.php), представляющего из себя универсальную модель. Эта модель позволяет выполнять валидацию и сохранение данных в базе данных. Namespace — это имя таблицы базы данных (не требуется, если выполнять запросы insert или update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65">core::redirect</text:span>(url,[<text:span text:style-name="T12">message</text:span>]);</text:p>
      <text:p text:style-name="P2"><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65">core::error404</text:span>();</text:p>
      <text:p text:style-name="P2"><text:tab/>Генерирует 404-ю ошибку. После вызова этой функции дальнейшее выполнение скрипта прерывается.</text:p>
      <text:p text:style-name="P2">boolean <text:span text:style-name="T65">core::error</text:span>([<text:span text:style-name="T12">message</text:span>]);</text:p>
      <text:p text:style-name="P2"><text:tab/>Выводит сообщение об ошибке, если оно (сообщение) заданно в переменной message. Используется самим движком и для разработчика представляет мало интереса.</text:p>
      <text:p text:style-name="P2">boolean <text:span text:style-name="T65">core::success</text:span>([<text:span text:style-name="T12">message</text:span>]);</text:p>
      <text:p text:style-name="P2"><text:tab/>Выводи сообщение об успешно выполненной операции, если оно (сообщение) задано в параметре message или было ранее установлено при вызове core::redirect() с указанным параметром message. В основном используется сами движком и для разработчика представляет мало интереса.</text:p>
      <text:p text:style-name="P2">null <text:span text:style-name="T65">core::widget</text:span>(<text:span text:style-name="T12">name</text:span>,[<text:span text:style-name="T12">options</text:span>],<text:span text:style-name="T12">cacheTime</text:span>,<text:span text:style-name="T12">title</text:span>,<text:span text:style-name="T12">link</text:span>);</text:p>
      <text:p text:style-name="P2"><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cacheTime — время в минутах актуальности кеша, если не указано или ноль, то виджет не кешируется; title — отображаемый на страниц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text:p>
      <text:p text:style-name="P2">Данная функция в основном вызывается самим движком при обработке секций. Однако, она вполне <text:soft-page-break/>может быть использована в MVC-представлениях (файлы в директории /view), например, часто 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65">core::section</text:span>(<text:span text:style-name="T12">name</text:span>);</text:p>
      <text:p text:style-name="P2"><text:tab/>Запускает рендер секции с именем name. Эта функция используется исключительно при обработке шаблонов.</text:p>
      <text:p text:style-name="P2">string <text:span text:style-name="T65">core::script</text:span>(<text:span text:style-name="T12">script</text:span>); <text:span text:style-name="T110">и string </text:span><text:span text:style-name="T66">core::scriptAdmin</text:span><text:span text:style-name="T110">(</text:span><text:span text:style-name="T14">script</text:span><text:span text:style-name="T110">);</text:span></text:p>
      <text:p text:style-name="P2"><text:tab/>Возвращает html-тег &lt;script...&gt;&lt;/script&gt;, параметр <text:span text:style-name="T12">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text:span text:style-name="T110">Функция core::scriptAdmin() подключает скрипт, относящийся к административной части сайта (директорий /admin/script).</text:span></text:p>
      <text:p text:style-name="P2">boolean <text:span text:style-name="T65">core::hook</text:span>(<text:span text:style-name="T12">name</text:span>,[<text:span text:style-name="T12">data...</text:span>]);</text:p>
      <text:p text:style-name="P2"><text:tab/>Запускает обработку события с именем name. Кроме параметра name функция принимает и другие, их количество и тип индивидуальны для каждого конкретного события.</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tab/>function __construct() {<text:line-break/><text:tab/><text:tab/>parent::__construct();<text:line-break/><text:tab/><text:tab/>…<text:line-break/><text:tab/>}</text:p>
      <text:p text:style-name="Text_20_body"><text:tab/>public function actionBlog() {<text:line-break/><text:tab/><text:tab/>…<text:line-break/><text:soft-page-break/><text:tab/><text:tab/>$this-&gt;pageTitle=$this-&gt;metaTitle='some text';<text:lin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первичная обработка запроса в конструкторе контроллера;<text:line-break/>- обработка данных POST в <text:span text:style-name="T1">submit-действии</text:span><text:span text:style-name="T33"> (если есть данные в POST);</text:span><text:line-break/>- подготовка в процедуре <text:span text:style-name="T1">дейстия</text:span><text:span text:style-name="T33">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33"> — процедуру, осуществляющую обработку запроса. Имя действия берётся из второй части ЧПУ-ссылки (для приведённой выше ссылки — это «blog») с добавление слова «action» (actionBlog). Если второй части ссылки нет,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ы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33"> или объект, его реализующий.</text:span></text:p>
      <text:p text:style-name="P2">controller::$pageTitle — отображаемый на сайте заголовок, если не задан, то заголовок не выводится.</text:p>
      <text:p text:style-name="P2">controller::$metaTitle — содержимое тега &lt;title&gt;&lt;/title&gt;.</text:p>
      <text:p text:style-name="P2"><text:soft-page-break/>controller::$metaKeyword и controller::$metaDescription — соответствующие метатеги страницы.</text:p>
      <text:p text:style-name="P2">controller::script(name) — подключает указанный JavaScript, указывается без директория и без расширения, например так: «jquery.min» (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33">В конце работы </text:span><text:span text:style-name="T1">действие</text:span><text:span text:style-name="T33"> должно вернуть строку, содержащую имя действия,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33"> контроллера может вернуть объект, который будет расценен как </text:span><text:span text:style-name="T1">представление</text:span><text:span text:style-name="T33"> и движок вызовет процедуру render() для генерации HTML-кода страницы.</text:span></text:p>
      <text:p text:style-name="Text_20_body"><text:span text:style-name="T33">Для генерации хлебных крошек необходимо использовать процедуру с именем </text:span><text:span text:style-name="T1">breadcrumbИмяДействия</text:span><text:span text:style-name="T33">.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33"> всегда выполняется раньше. Это позволяет в этой процедуре использовать данные, которые были подготовлены в действии.</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33">Данный код сформирует примерно такую строку:<text:line-break/></text:span><text:span text:style-name="T62">Главная</text:span><text:span text:style-name="T33"> » </text:span><text:span text:style-name="T62">Статьи</text:span><text:span text:style-name="T33"> » Новости</text:span></text:p>
      <text:p text:style-name="P2">Тут «новости» — это название страница (controller::$pageTitle) и «главная» добавляются автоматически. Таким образом в самой процедуре нужно добавить только недостающи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Для того, чтобы было вызвано <text:span text:style-name="T1">submit-действие,</text:span> данные в POST должны быть «обёрнуты» в массив, ключ которого совпадает с именем контроллера. Тоесть чтобы была вызвана процедура 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text:soft-page-break/>Это нужно для того, чтобы контроллер обрабатывал только те данные, которые действительно ему принадлежат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24">Submit-действие<text:span text:style-name="T33"> получает один параметр — это блок данных ($_POST['controllerName']). В этом блоке данных также присутствуют все загруженные файлы (информация из $_FILES).</text:span></text:p>
      <text:p text:style-name="P24"><text:span text:style-name="T33">Предполагается, что после обработки данных и в случае успешно выполненной операции, </text:span>submit-действие<text:span text:style-name="T33">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24"><text:span text:style-name="T33">Если после submit-действия не был выполнен редирект, то движок запустит обычное </text:span>действие<text:span text:style-name="T33">,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33">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33">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Движок сам по себе предлагает только один вариант такого представления — это модель, генерирующая HTML-форму,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12">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движок предлагает использовать класс, реализующий некое подобие ActiveRecord (хотя таковым он не является). Это универсальная модель, она работает так: прямо в контроллере задаётся описание полей какой-либо таблицы базы данных, ей передаются данные прямо от HTML-формы, затем 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12">model</text:span>) и использовать специально заложенные для этого механизмы.</text:p>
      <text:h text:style-name="Heading_20_1" text:outline-level="1"><text:soft-page-break/>События (хуки)</text:h>
      <text:p text:style-name="Text_20_body">Обработчики событий позволяют заставить систему реагировать на те или иные события.</text:p>
      <text:p text:style-name="Text_20_body">Обработка происходит по следующему сценарию:</text:p>
      <text:p text:style-name="Text_20_body">- инициализация того или иного события начинается с вызова процедуры core::hook(<text:span text:style-name="T12">имя_события</text:span>,[<text:span text:style-name="T12">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text:span text:style-name="T110">Ё</text:span>» выбирает из этого массива список обработчиков, который соответствует заданному <text:span text:style-name="T12">имя_события</text:span><text:span text:style-name="T21"> и последовательно подключает файлы с соответствующим именем, находящиеся в директории /hook</text:span><text:span text:style-name="T22">. </text:span><text:span text:style-name="T23">Каждый из этих скриптов </text:span><text:span text:style-name="T21">долж</text:span><text:span text:style-name="T23">ен</text:span><text:span text:style-name="T21"> возвратить булевое значение: </text:span><text:span text:style-name="T57">true</text:span><text:span text:style-name="T21"> свидетельствует об успехе и движок вызывает следующий обработчик. Если возвращаемое значение — </text:span><text:span text:style-name="T57">false</text:span><text:span text:style-name="T21">, то следующий обработчик вызван не будет, а процедура core::hook() вернёт значение </text:span><text:span text:style-name="T57">false</text:span><text:span text:style-name="T21">. Это значение используется, например, при удалении пункта меню или или виджета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57">false</text:span><text:span text:style-name="T21"> и пункт меню удалён не будет.</text:span></text:p>
      <text:p text:style-name="P8">В общедоступной части сайта используются только два события:</text:p>
      <text:list xml:id="list1587388621285338473" text:style-name="L2">
        <text:list-item>
          <text:p text:style-name="P98">beforeRender — генерируется перед началом вывода HTML-кода;</text:p>
        </text:list-item>
        <text:list-item>
          <text:p text:style-name="P98">search — генерируется при выполнении поиска.</text:p>
        </text:list-item>
      </text:list>
      <text:p text:style-name="Text_20_body"><text:span text:style-name="T21">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12">search</text:span><text:span text:style-name="T21">. Процедура «search» получает один параметр — фраза, по который выполняется поиск. Эта процедура всегда должна возвращать </text:span><text:span text:style-name="T57">true</text:span><text:span text:style-name="T33">. В самой процедуре результаты должны выводить оператором echo, а каждый из элементов должен быть «обёрнут» в тег &lt;li&gt;. Пример реализации можно увидеть, например, в файле /hook/article.php.</text:span></text:p>
      <text:p text:style-name="P8">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8">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8">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программист может сосредоточить внимание на логике.</text:p>
      <text:p text:style-name="P8">Каждый виджет реализуется в отдельном скрипте, которые находятся в директории /widget. Имя файла определяется именем виджета (разумеется нужно учитывать регистр для UNIX-серверов), оно соответствует полю «name» таблицы «widget».</text:p>
      <text:p text:style-name="P8">Типичный вид виджета таков:</text:p>
      <text:p text:style-name="Text_20_body"><text:span text:style-name="T21">&lt;?php </text:span><text:span text:style-name="T57">class</text:span><text:span text:style-name="T21"> widgetBlog </text:span><text:span text:style-name="T33">extends </text:span><text:span text:style-name="T21">widget {</text:span></text:p>
      <text:p text:style-name="Text_20_body"><text:span text:style-name="T21"><text:s text:c="2"/></text:span><text:span text:style-name="T33">function </text:span><text:span text:style-name="T21">__construct(</text:span><text:span text:style-name="T113">$data</text:span><text:span text:style-name="T21">,</text:span><text:span text:style-name="T111">$link</text:span><text:span text:style-name="T21">) {<text:line-break/> <text:s text:c="3"/></text:span><text:span text:style-name="T113">$this</text:span><text:span text:style-name="T21">-&gt;options=</text:span><text:span text:style-name="T113">$data</text:span><text:span text:style-name="T21">;<text:line-break/></text:span><text:soft-page-break/><text:span text:style-name="T21"> <text:s text:c="3"/></text:span><text:span text:style-name="T113">$this</text:span><text:span text:style-name="T21">-&gt;link=</text:span><text:span text:style-name="T113">$link</text:span><text:span text:style-name="T21">;<text:line-break/> <text:s/>}</text:span></text:p>
      <text:p text:style-name="P8"><text:s text:c="2"/><text:span text:style-name="T68">public function</text:span> action() {<text:line-break/> <text:s text:c="3"/>...<text:line-break/> <text:s text:c="3"/><text:span text:style-name="T65">return</text:span> true;<text:line-break/> <text:s/>}</text:p>
      <text:p text:style-name="P8"><text:s text:c="2"/><text:span text:style-name="T68">public function </text:span>render() {}</text:p>
      <text:p text:style-name="P8"><text:s text:c="2"/><text:span text:style-name="T68">public function </text:span>title(<text:span text:style-name="T112">$title</text:span>) {}</text:p>
      <text:p text:style-name="P8">} ?&gt;</text:p>
      <text:p text:style-name="P8">Имя класса, реализующего виджет, должно состоять из слова «widget», после которого следует имя виджета. Класс должен быть унаследован от «widget».</text:p>
      <text:p text:style-name="P8">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8">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21">Метод </text:span><text:span text:style-name="T12">action</text:span><text:span text:style-name="T21">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12">action</text:span><text:span text:style-name="T21"> вернёт </text:span><text:span text:style-name="T57">null</text:span><text:span text:style-name="T33"> или </text:span><text:span text:style-name="T57">false</text:span><text:span text:style-name="T33">, то движок прекратит обработку виджета и не будет генерировать никакого HTML-кода.</text:span></text:p>
      <text:p text:style-name="P25"><text:span text:style-name="T33">Внимание!</text:span><text:span text:style-name="T63"> Null и false также означает, что на экране не появятся также и кнопки административного интерфейса.</text:span></text:p>
      <text:p text:style-name="P25"><text:span text:style-name="T63">Если метод </text:span><text:span text:style-name="T20">action</text:span><text:span text:style-name="T63"> вернёт </text:span><text:span text:style-name="T64">true</text:span><text:span text:style-name="T63">, то будет вызван метод </text:span><text:span text:style-name="T20">render()</text:span><text:span text:style-name="T63">, который должен вывести HTML код представления. Не рекомендуется выводить что-либо в самом методе </text:span><text:span text:style-name="T20">action()</text:span><text:span text:style-name="T63">.</text:span></text:p>
      <text:p text:style-name="P25"><text:span text:style-name="T63">Метод </text:span><text:span text:style-name="T20">action()</text:span><text:span text:style-name="T63">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20">action()</text:span><text:span text:style-name="T63">. Таким образом виджет может иметь своё </text:span><text:span text:style-name="T19">представление</text:span><text:span text:style-name="T63">. В нём доступ к каким-либо данным, также как в MVC основного контента, возможен через переменную $this.</text:span></text:p>
      <text:p text:style-name="P25"><text:span text:style-name="T63">Последний вариант — если метод вернёт объект. Тогда движок воспримет этот объект как </text:span><text:span text:style-name="T19">представление</text:span><text:span text:style-name="T63"> и вызовет метод </text:span><text:span text:style-name="T20">render()</text:span><text:span text:style-name="T63"> этого объекта.</text:span></text:p>
      <text:p text:style-name="P25"><text:span text:style-name="T63">Процедура </text:span><text:span text:style-name="T20">title()</text:span><text:span text:style-name="T63">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умолчанию будет выведен такой заголовок:</text:span></text:p>
      <text:p text:style-name="P7">&lt;p class="title"&gt;ТЕКСТ_ЗАГОЛОВКА&lt;/p&gt;</text:p>
      <text:p text:style-name="P25"><text:span text:style-name="T63">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20">title()</text:span><text:span text:style-name="T63">.</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text:soft-page-break/>example.com/admin/index.php?controller=article&amp;action=blog.</text:p>
      <text:p text:style-name="Text_20_body">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ями с теми блоками,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2">/index2.php?controller=ИМЯ_КОНТРОЛЛЕРА&amp;action=ИМЯ_ДЕЙСТВИЯ&amp;ДРУГИЕ_ПАРАМЕТРЫ.</text:p>
      <text:p text:style-name="P24">Действие<text:span text:style-name="T33">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24"><text:span text:style-name="T33">После внесения изменений в эту форму и нажатия кнопки submit, запускается </text:span>submit-действие<text:span text:style-name="T33"> (специальный метод контроллера), в котором создаётся экземпляр класса </text:span><text:span text:style-name="T68">model</text:span><text:span text:style-name="T33">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68">save()</text:span><text:span text:style-name="T33">, который сохраняет запись в базе </text:span><text:soft-page-break/><text:span text:style-name="T33">данных, выполняя SQL-запрос INSERT или UPDATE.</text:span></text:p>
      <text:p text:style-name="P24"><text:span text:style-name="T33">Если валидация данных была не успешной, то выполнение процедуры прерывается (модель </text:span><text:span text:style-name="T68">model</text:span><text:span text:style-name="T33">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33"> выполняется редирект и выводится сообщение об успешно выполненной операции.</text:span></text:p>
      <text:p text:style-name="P24"><text:span text:style-name="T33">Намного реже вместо динамически создаваемых моделей (</text:span><text:span text:style-name="T68">form</text:span><text:span text:style-name="T33"> и </text:span><text:span text:style-name="T68">model</text:span><text:span text:style-name="T33">)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right», которая имеет следующие поля:</text:p>
      <text:list xml:id="list9161399305726849376" text:style-name="L3">
        <text:list-item>
          <text:p text:style-name="P100">module — системное название модуля;</text:p>
        </text:list-item>
        <text:list-item>
          <text:p text:style-name="P100">description — текстовое описание «права»;</text:p>
        </text:list-item>
        <text:list-item>
          <text:p text:style-name="P100">group — группы пользователей (через запятую);</text:p>
        </text:list-item>
        <text:list-item>
          <text:p text:style-name="P100">picture — имя файла (без расширения png) — пиктограмма, используемая для обозначения «кнопки», открывающей диалоговое окно.</text:p>
        </text:list-item>
      </text:list>
      <text:p text:style-name="Text_20_body">Поле «group»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right»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номером больше 199, то движок автоматически подгружает необходимые библиотеки, стили и JavaScript, 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right»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диалогового окна определяется <text:soft-page-break/>полем «module» — будет подгружен контент по такой ссылке:</text:p>
      <text:p text:style-name="Text_20_body">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path(), core::import() и core::config() относятся уже к админке, а не к общедоступной части сайта. Если нужно обратиться именно к общей части сайта, то нужно использовать core::pathPublic(), core::importPublic() и core::configPublic().</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text:p>
      <text:h text:style-name="Heading_20_2" text:outline-level="2">Элементы управления админкой</text:h>
      <text:p text:style-name="Text_20_body">В контроллере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33">,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2 =&gt; текст, всплывающая подсказка, появляющаяся при наведении курсора мыши.</text:p>
      <text:p text:style-name="P2">3 =&gt; текст для параметра ALT тега &lt;img&gt;. Через этот параметр косвенно можно «запихнуть» любой html-код в тег &lt;img&gt;.</text:p>
      <text:p text:style-name="P2">Обязательными являются только первые 2 параметра.</text:p>
      <text:p text:style-name="Text_20_body"><text:span text:style-name="T33">Важно помнить, что эти две процедуры всегда вызываются после того, как будет вызвано </text:span><text:span text:style-name="T1">действие</text:span><text:span text:style-name="T33">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text:soft-page-break/>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33">Данные для этой процедуры «поставляются» из </text:span><text:span text:style-name="T1">представления</text:span><text:span text:style-name="T33">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33">Смысл этих процедур точно такой же, как и в случае контроллера. Из </text:span><text:span text:style-name="T1">представления</text:span><text:span text:style-name="T33"> виджета данные передаются точно таким же образом:</text:span></text:p>
      <text:p text:style-name="P2">$this-&gt;admin($item); </text:p>
      <text:h text:style-name="Heading_20_2" text:outline-level="2">Виджеты</text:h>
      <text:h text:style-name="Heading_20_3" text:outline-level="3">Кнопки административного интерфейса <text:span text:style-name="T96">(</text:span><text:span text:style-name="T97">фронтенд)</text:span></text:h>
      <text:p text:style-name="P26">В общедоступной части сайта, в скриптах, реализующих виджеты (/widget), предусмотрены два метода:</text:p>
      <text:p text:style-name="P26">public adminLink() { return array(...); }</text:p>
      <text:p text:style-name="P26">public adminLink2($data) { return array(...); }</text:p>
      <text:p text:style-name="P26">Оба этих метода возвращают массивы, каждый из которых описывает одну кнопку административного интерфейса. Работают они также, как и в случае с основным контентом, об этом было сказано ранее в разделе «Элементы управления админкой».</text:p>
      <text:p text:style-name="P26">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text:soft-page-break/>Бакэнд</text:h>
      <text:p text:style-name="Text_20_body"><text:span text:style-name="T74">В базе данных есть таблица </text:span><text:span text:style-name="T75">widgetType</text:span><text:span text:style-name="T78">, </text:span><text:span text:style-name="T83">которая содержит описание всех типов виджетов. Её поля таковы:</text:span></text:p>
      <text:list xml:id="list7735201608607288244" text:style-name="L4">
        <text:list-item>
          <text:p text:style-name="P101"><text:span text:style-name="T74">name</text:span><text:span text:style-name="T89"> – </text:span><text:span text:style-name="T83">системное имя виджета, также в различных местах определяет имена файлов, название классов и процедур;</text:span></text:p>
        </text:list-item>
        <text:list-item>
          <text:p text:style-name="P101"><text:span text:style-name="T74">title</text:span><text:span text:style-name="T89"> – </text:span><text:span text:style-name="T83">текстовое описание виджета, отображаемое при создании нового виджета (в админке);</text:span></text:p>
        </text:list-item>
        <text:list-item>
          <text:p text:style-name="P101"><text:span text:style-name="T74">controller</text:span><text:span text:style-name="T89"> – </text:span><text:span text:style-name="T83">имя контроллера (бакэнд), который обрабатывает запросы административного интерфейса (при нажатии на одну из кнопок);</text:span></text:p>
        </text:list-item>
        <text:list-item>
          <text:p text:style-name="P101"><text:span text:style-name="T74">action</text:span><text:span text:style-name="T89"> – </text:span><text:span text:style-name="T83">имя </text:span><text:span text:style-name="T86">действия</text:span><text:span text:style-name="T84"> контроллера, которое обрабатывает запросы создания нового виджета и изменения существующего.</text:span></text:p>
        </text:list-item>
      </text:list>
      <text:p text:style-name="P27">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30"><text:span text:style-name="T84">Запросы админки обрабатывает контроллер, указанный в поле «</text:span><text:span text:style-name="T93">controller</text:span><text:span text:style-name="T87">»</text:span><text:span text:style-name="T90"> </text:span><text:span text:style-name="T84">таблицы «</text:span><text:span text:style-name="T90">widgetType</text:span><text:span text:style-name="T84">».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30"><text:span text:style-name="T84">public function actionWidget</text:span><text:span text:style-name="T91">NAME</text:span><text:span text:style-name="T84">($data=null) {<text:line-break/><text:tab/>if(!$data) $data=array(...</text:span><text:span text:style-name="T90">)</text:span><text:span text:style-name="T84">;<text:line-break/><text:tab/>...<text:line-break/>}</text:span></text:p>
      <text:p text:style-name="P29"><text:span text:style-name="T84">public function </text:span><text:span text:style-name="T90">actionWidget</text:span><text:span text:style-name="T91">NAME</text:span><text:span text:style-name="T90">Submit(</text:span><text:span text:style-name="T84">$data) {<text:line-break/><text:tab/>...<text:line-break/><text:tab/>return $data;<text:line-break/>}</text:span></text:p>
      <text:p text:style-name="P29"><text:span text:style-name="T84">Тут </text:span><text:span text:style-name="T91">NAME</text:span><text:span text:style-name="T90"> – </text:span><text:span text:style-name="T84">это имя виджета.</text:span></text:p>
      <text:p text:style-name="P46"><text:span text:style-name="T90">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79">null</text:span><text:span text:style-name="T90">.</text:span></text:p>
      <text:p text:style-name="P46"><text:span text:style-name="T90">Ст</text:span><text:span text:style-name="T91">о</text:span><text:span text:style-name="T90">ит обратить внимание на то, что данный метод является </text:span><text:span text:style-name="T94">действием</text:span><text:span text:style-name="T90"> контроллера, поэтому он может возвращать </text:span><text:span text:style-name="T76">MVC </text:span><text:span text:style-name="T94">п</text:span><text:span text:style-name="T76">редставление</text:span><text:span text:style-name="T80"> </text:span><text:span text:style-name="T90">также, как и любое другое </text:span><text:span text:style-name="T94">действие</text:span><text:span text:style-name="T90">, кроме того также можно устанавливать подсказки, использую </text:span><text:span text:style-name="T80">$this-&gt;cite, </text:span><text:span text:style-name="T90">а вот заголовок страницы и метатеги не имеют никакого смысла.</text:span></text:p>
      <text:p text:style-name="P46"><text:span text:style-name="T90">Второй метод — это </text:span><text:span text:style-name="T76">submit-</text:span><text:span text:style-name="T94">действие</text:span><text:span text:style-name="T90">, ему передаются данные формы (из </text:span><text:span text:style-name="T80">$_POST). </text:span><text:span text:style-name="T90">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атрибут </text:span><text:span text:style-name="T80">$this-&gt;error. </text:span><text:span text:style-name="T90">При этом настройки виджета не будут сохранены, а метод </text:span><text:span text:style-name="T94">действия</text:span><text:span text:style-name="T90"> будет вызван повторно, возвращаемое </text:span><text:span text:style-name="T76">submit-</text:span><text:span text:style-name="T94">действием</text:span><text:span text:style-name="T90"> значение игнорируется.</text:span></text:p>
      <text:p text:style-name="P46"><text:soft-page-break/><text:span text:style-name="T90">Довольно часто в </text:span><text:span text:style-name="T76">submit-</text:span><text:span text:style-name="T94">действии</text:span><text:span text:style-name="T90"> виджета можно сразу же вернуть полученный атрибут </text:span><text:span text:style-name="T80">$data, </text:span><text:span text:style-name="T90">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84">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76">submit-</text:span><text:span text:style-name="T88">действием</text:span><text:span text:style-name="T84"> значение должно быть массивом и содержать элемент «</text:span><text:span text:style-name="T80">cacheTime</text:span><text:span text:style-name="T84">», в котором указывается время актуальности кеша (в минутах). Ст</text:span><text:span text:style-name="T85">о</text:span><text:span text:style-name="T84">ит заметить, что кеширование не работает, если сайт работает в отладочном режиме.</text:span></text:p>
      <text:p text:style-name="P27">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46"><text:span text:style-name="T90">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80">controller::right().</text:span></text:p>
      <text:p text:style-name="Text_20_body"><text:span text:style-name="T84">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80">widgetDelete</text:span><text:span text:style-name="T84">». Внутри этого обработчика нужно проверить, что удаляется именно виджет «</text:span><text:span text:style-name="T80">html</text:span><text:span text:style-name="T84">»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28">В административной части сайта устройство меню довольно схоже с устройством виджетов.</text:p>
      <text:p text:style-name="Text_20_body"><text:span text:style-name="T90">В базе данных есть таблица «</text:span><text:span text:style-name="T80">menuType</text:span><text:span text:style-name="T84">», в которой хранится описание всех типов меню. Поля этой таблицы таковы:</text:span></text:p>
      <text:list xml:id="list3894399078594434065" text:style-name="L5">
        <text:list-item>
          <text:p text:style-name="P102"><text:span text:style-name="T93">title</text:span><text:span text:style-name="T90"> – </text:span><text:span text:style-name="T84">название типа меню;</text:span></text:p>
        </text:list-item>
        <text:list-item>
          <text:p text:style-name="P102"><text:span text:style-name="T93">controller</text:span><text:span text:style-name="T90"> – </text:span><text:span text:style-name="T84">имя контроллера, который обрабатывает запросы на создание и изменение пункта меню;</text:span></text:p>
        </text:list-item>
        <text:list-item>
          <text:p text:style-name="P102"><text:span text:style-name="T93">action</text:span><text:span text:style-name="T90"> – </text:span><text:span text:style-name="T84">имя действия, которое обрабатывает запросы на создание и изменение пункта меню.</text:span></text:p>
        </text:list-item>
      </text:list>
      <text:p text:style-name="P27">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состоит в том, чтобы сформировать ссылку на какую-либо страницу сайта (при этом также могут вноситься какие-либо данные в базу данных или создаваться какие-либо файлы).</text:p>
      <text:p text:style-name="P47"><text:span text:style-name="T90">В контроллере, указанном в поле </text:span><text:span text:style-name="T80">«controller» </text:span><text:span text:style-name="T90">таблицы «</text:span><text:span text:style-name="T80">menuType</text:span><text:span text:style-name="T90">» должны быть предусмотрено два метода для каждого типа меню:</text:span></text:p>
      <text:p text:style-name="P47"><text:span text:style-name="T90">public function actionMenu</text:span><text:span text:style-name="T79">NAME</text:span><text:span text:style-name="T90">() {<text:line-break/> <text:s/></text:span><text:span text:style-name="T80">if($_GET['link']) $link=$_GET['link']; else $link='';</text:span><text:span text:style-name="T90"><text:line-break/> <text:s/>...<text:line-break/> <text:s/></text:span><text:span text:style-name="T80">$f=core::form();<text:line-break/></text:span><text:soft-page-break/><text:span text:style-name="T80"> <text:s/>$f-&gt;submit('</text:span><text:span text:style-name="T90">Продолжить</text:span><text:span text:style-name="T80">','submit);<text:line-break/> <text:s/>return $f</text:span><text:span text:style-name="T90"><text:line-break/>}</text:span></text:p>
      <text:p text:style-name="P47"><text:span text:style-name="T90">public function </text:span><text:span text:style-name="T80">actionMenu</text:span><text:span text:style-name="T79">NAME</text:span><text:span text:style-name="T80">Submit</text:span><text:span text:style-name="T90">($data) {<text:line-break/> <text:s/>...<text:line-break/> <text:s/>return </text:span><text:span text:style-name="T80">$link</text:span><text:span text:style-name="T90">;<text:line-break/>}</text:span></text:p>
      <text:p text:style-name="Text_20_body"><text:span text:style-name="T90">Тут </text:span><text:span text:style-name="T79">NAME</text:span><text:span text:style-name="T80"> —</text:span><text:span text:style-name="T84"> это название типа виджета.</text:span></text:p>
      <text:p text:style-name="Text_20_body"><text:span text:style-name="T84">Первый метод должен сформировать </text:span><text:span text:style-name="T80">HTML-</text:span><text:span text:style-name="T84">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80">$_GET['link'].</text:span></text:p>
      <text:p text:style-name="P46"><text:span text:style-name="T90">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80">submit</text:span><text:span text:style-name="T90">» - это нужно для того, чтобы в </text:span><text:span text:style-name="T80">$_POST </text:span><text:span text:style-name="T90">был хотя бы один параметр, иначе метод </text:span><text:span text:style-name="T80">actionMenu</text:span><text:span text:style-name="T79">Name</text:span><text:span text:style-name="T80">Submit() </text:span><text:span text:style-name="T90">вызван не будет.</text:span></text:p>
      <text:p text:style-name="P46"><text:span text:style-name="T90">Эта процедура является </text:span><text:span text:style-name="T94">действием</text:span><text:span text:style-name="T90"> контроллера, поэтому она может возвращать </text:span><text:span text:style-name="T76">MVC </text:span><text:span text:style-name="T94">представление</text:span><text:span text:style-name="T90"> также, как это делается для основного контента (описано в разделе про </text:span><text:span text:style-name="T80">MVC). </text:span><text:span text:style-name="T90">Кроме того можно устновить текст подсказки через </text:span><text:span text:style-name="T80">$this-&gt;cite, </text:span><text:span text:style-name="T90">а вот метатеги и заголовок страницы не используется.</text:span></text:p>
      <text:p text:style-name="P46"><text:span text:style-name="T90">Второй метод является </text:span><text:span text:style-name="T76">submit-</text:span><text:span text:style-name="T94">действием</text:span><text:span text:style-name="T90">. Он получает данные </text:span><text:span text:style-name="T80">HTML-</text:span><text:span text:style-name="T90">формы из первой процедуры и должен вернуть строку, содержащую ссылку на страницу, например «</text:span><text:span text:style-name="T80">article/blog/news</text:span><text:span text:style-name="T90">».</text:span></text:p>
      <text:p text:style-name="P46"><text:span text:style-name="T90">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80">menuItemDelete</text:span><text:span text:style-name="T90">». Обработчику передаётся один параметр — удаляемая ссылка.</text:span></text:p>
      <text:p text:style-name="P48"><text:span text:style-name="T90">Важно!</text:span><text:span text:style-name="T92">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48"><text:span text:style-name="T92">if($db-&gt;fetchValue('SELECT </text:span><text:span text:style-name="T81">COUNT</text:span><text:span text:style-name="T92">(id) FROM menuItem WHERE link='.$db-&gt;escape($link))!='1') return true;</text:span></text:p>
      <text:p text:style-name="P27">Подробнее про обработку событий написано в разделе «События (хуки)».</text:p>
      <text:h text:style-name="Heading_20_2" text:outline-level="2">Особенности программирования админки</text:h>
      <text:p text:style-name="P2"><text:span text:style-name="T72">1. </text:span>Несмотря на очевидное отсутствие ЧПУ и подмены ссылок, всё же лучше использовать функцию core::link(), за исключением выполнения ajax-запросов. Эта функцция обеспечит правильное построение ссылки. В настоящий момент это используется очень слабо, т. к. движок не имеет классического вида бакэнда — это лишь залог на будущее. Ссылки в эту функцию должны передаваться в таком виде:</text:p>
      <text:p text:style-name="P2">?ПАРАМЕТРЫ&amp;ПАРАМЕТРЫ...</text:p>
      <text:p text:style-name="P2">Тоесть без указания директория /admin и без index2.php. Параметр _front также добавляется автоматически. Пример:</text:p>
      <text:p text:style-name="P2">$link=core::link('?controller=artice&amp;action=category&amp;id='.$this-&gt;categoryId);</text:p>
      <text:p text:style-name="P2"><text:soft-page-break/><text:span text:style-name="T72">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65">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72">3.</text:span> Контроллер имеет дополнительный атрибут <text:span text:style-name="T12">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49"><text:span text:style-name="T73">4.</text:span><text:span text:style-name="T82"> Движок автоматически формирует HTTP-</text:span><text:span text:style-name="T95">заголовок </text:span><text:span text:style-name="T82">LastModified, </text:span><text:span text:style-name="T95">но для его работы необходимо, чтобы модули генерировали событие </text:span><text:span text:style-name="T82">«modify» </text:span><text:span text:style-name="T95">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114" text:outline-level="1">Шаблоны, информация для верстальщика</text:h>
      <text:p text:style-name="P27">Информация в этом разделе может быть полезна не только программисту, но и верстальщику.</text:p>
      <text:p text:style-name="Text_20_body"><text:span text:style-name="T84">Шаблоны хранятся в директории /</text:span><text:span text:style-name="T80">template </text:span><text:span text:style-name="T84">и представляют из себя </text:span><text:span text:style-name="T80">HTML-</text:span><text:span text:style-name="T84">документы, содержащие специальные теги для вставки контента. Имена файлов формируются по следующему принципу:</text:span></text:p>
      <text:p text:style-name="P29"><text:span text:style-name="T90">(pc|pda).</text:span><text:span text:style-name="T84">ИМЯ_ШАБЛОНА.</text:span><text:span text:style-name="T90">html</text:span></text:p>
      <text:p text:style-name="P46"><text:span text:style-name="T90">Тут </text:span><text:span text:style-name="T80">pc – </text:span><text:span text:style-name="T90">шаблон дня настольных ПК, </text:span><text:span text:style-name="T80">pda – </text:span><text:span text:style-name="T90">шаблон для мобильных устройств. Версия для мобильных устройств доступна на поддомене </text:span><text:span text:style-name="T77">pda</text:span><text:span text:style-name="T80">. </text:span><text:span text:style-name="T90">Переключение или редирект с одной версии на другую должен определяться в шаблоне с помощью явного указания ссылок или при помощи </text:span><text:span text:style-name="T80">JavaScript.</text:span></text:p>
      <text:p text:style-name="P46"><text:span text:style-name="T90">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80">core::template(). </text:span><text:span text:style-name="T90">В большинстве случаев есть только один шаблон и имя соответствующего файла «</text:span><text:span text:style-name="T80">pc.default.html</text:span><text:span text:style-name="T90">».</text:span></text:p>
      <text:p text:style-name="P46"><text:span text:style-name="T90">Все ресурсы (</text:span><text:span text:style-name="T80">CSS, JavaScript, </text:span><text:span text:style-name="T90">картинки и т. д.) должны находиться в пределах директория /</text:span><text:span text:style-name="T80">public, </text:span><text:span text:style-name="T90">рекомендуется складывать «всё в кучу» в директорий /</text:span><text:span text:style-name="T80">public/template, </text:span><text:span text:style-name="T90">но это не является обязательным требованием.</text:span></text:p>
      <text:p text:style-name="P27">В шаблоне могут быть использованы следующие специальные теги:</text:p>
      <text:list xml:id="list1631260039846099117" text:style-name="L6">
        <text:list-item>
          <text:p text:style-name="P105"><text:soft-page-break/><text:span text:style-name="T90">&lt;?=core::url()?&gt; - относительный </text:span><text:span text:style-name="T80">URL </text:span><text:span text:style-name="T90">адрес до корня сайта. Ссылки на ресурсы должны начинаться с этой </text:span><text:span text:style-name="T80">php-</text:span><text:span text:style-name="T90">вставки.</text:span></text:p>
        </text:list-item>
        <text:list-item>
          <text:p text:style-name="P103"><text:span text:style-name="T90">{{metaTitle}} – </text:span><text:span text:style-name="T84">заголовок, должен находиться внутри тега </text:span><text:span text:style-name="T90">&lt;title&gt;. </text:span><text:span text:style-name="T84">Рядом с этим тегом может быть и другой текст, например название сайта, если оно брендируется.</text:span></text:p>
        </text:list-item>
        <text:list-item>
          <text:p text:style-name="P103"><text:span text:style-name="T90">{{metaKeyword}}, {{metaDescription}} – </text:span><text:span text:style-name="T84">соответствующие метаданные, содержат только текст, поэтому должны быть «обёрнуты» в тег </text:span><text:span text:style-name="T90">&lt;meta&gt;.</text:span></text:p>
        </text:list-item>
        <text:list-item>
          <text:p text:style-name="P103"><text:span text:style-name="T90">{{head}} —</text:span><text:span text:style-name="T84"> должен быть добавлен в секцию </text:span><text:span text:style-name="T90">&lt;head&gt; </text:span><text:span text:style-name="T84">и в это место будут подставлены </text:span><text:span text:style-name="T90">JavaScript </text:span><text:span text:style-name="T84">и </text:span><text:span text:style-name="T90">CSS </text:span><text:span text:style-name="T84">для конкретных страниц.</text:span></text:p>
        </text:list-item>
        <text:list-item>
          <text:p text:style-name="P103"><text:span text:style-name="T84">{{widget[admin]}} — на это место будут вставлены общие кнопки административного интерфейса. Обычно он вставляется сразу после </text:span><text:span text:style-name="T90">&lt;body&gt;.</text:span></text:p>
        </text:list-item>
        <text:list-item>
          <text:p text:style-name="P103"><text:span text:style-name="T90">{{widget[search]}} —</text:span><text:span text:style-name="T84"> виджет, содержащий текстовую строку для поиска по сайту.</text:span></text:p>
        </text:list-item>
        <text:list-item>
          <text:p text:style-name="P110">{{widget[menu][1]}} — меню сайта. Тут «1» - это идендификатор меню.</text:p>
        </text:list-item>
        <text:list-item>
          <text:p text:style-name="P110">{{widget[user]}} — форма авторизации пользователей.</text:p>
        </text:list-item>
        <text:list-item>
          <text:p text:style-name="P110">{{breadcrumb}} — хлебные крошки</text:p>
        </text:list-item>
        <text:list-item>
          <text:p text:style-name="P110">{{section[ИМЯ]}} — вставляет секцию с именем ИМЯ.</text:p>
        </text:list-item>
        <text:list-item>
          <text:p text:style-name="P103"><text:span text:style-name="T84">{{pageTitle}} — отображаемый на сайте заголовок страницы. Он дополнительно «обёрнут» в тег </text:span><text:span text:style-name="T90">&lt;h1 class=”pageTitle”&gt;</text:span><text:span text:style-name="T84">.</text:span></text:p>
        </text:list-item>
        <text:list-item>
          <text:p text:style-name="P110">{{content}} — основной контент сайта.</text:p>
        </text:list-item>
      </text:list>
      <text:p text:style-name="P29"><text:span text:style-name="T84">В шаблоне можно вывести любой виджет при помощи тега </text:span><text:span text:style-name="T90">{{widget}}, </text:span><text:span text:style-name="T84">однако для этого нужно знать какие он должен принимать параметры. Формат этого тега следующий:</text:span></text:p>
      <text:p text:style-name="P29"><text:span text:style-name="T90">{{widget[</text:span><text:span text:style-name="T84">ИМЯ</text:span><text:span text:style-name="T90">][</text:span><text:span text:style-name="T84">ДАННЫЕ</text:span><text:span text:style-name="T90">][</text:span><text:span text:style-name="T84">ВРЕМЯ_КЕШИРОВАНИЯ</text:span><text:span text:style-name="T90">]}}</text:span></text:p>
      <text:p text:style-name="P46"><text:span text:style-name="T90">Имя — это имя виджета (соответствует имени файла в директории /</text:span><text:span text:style-name="T80">widget.<text:line-break/></text:span><text:span text:style-name="T90">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text:span></text:p>
      <text:p text:style-name="P29"><text:span text:style-name="T84">В шаблоне сайта может быть задано любое количество секций при помощи тега </text:span><text:span text:style-name="T90">{{section}} —</text:span><text:span text:style-name="T84">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90">{{widget}}.</text:span></text:p>
      <text:p text:style-name="P48"><text:span text:style-name="T90">Внимание!</text:span><text:span text:style-name="T92"> Виджеты кешируются, поэтому, если в шаблон вносятся изменения, то нужно очистить кеш, либо перевести сайт в отладочный режим для автоматической очистки кеша.</text:span></text:p>
      <text:p text:style-name="P48"><text:span text:style-name="T92">Содержимое тега </text:span><text:span text:style-name="T81">{{content}} </text:span><text:span text:style-name="T92">зависит от отображаемой страницы сайта. </text:span><text:span text:style-name="T81">HTML</text:span><text:span text:style-name="T92">-разметку контента можно найти в файлах в директории /</text:span><text:span text:style-name="T81">view. HTML-</text:span><text:span text:style-name="T92">разметка виджетов может находится также в директории /</text:span><text:span text:style-name="T81">view </text:span><text:span text:style-name="T92">или в файлах в директории /</text:span><text:span text:style-name="T81">widget.</text:span></text:p>
      <text:h text:style-name="Heading_20_1" text:outline-level="1">Класс <text:span text:style-name="T96">HTML-</text:span>формы (<text:span text:style-name="T96">form)</text:span></text:h>
      <text:p text:style-name="P55">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55">Данный класс можно использовать в роли <text:span text:style-name="T12">MVC-представления</text:span>, для этого <text:span text:style-name="T12">MVC-действие</text:span> должно <text:soft-page-break/>вернуть экземпляр класса. В результате браузеру будет отдан HTML-код формы.</text:p>
      <text:p text:style-name="P55">Типичный пример кода <text:span text:style-name="T115">(файл /controller/example.com)</text:span>:</text:p>
      <text:p text:style-name="P55">public function actionTest() { <text:span text:style-name="T12">//действие контроллера</text:span><text:line-break/> <text:s/><text:span text:style-name="T112">$f</text:span>=core::form(); <text:s/><text:span text:style-name="T12">//получение экземпляра класса</text:span><text:line-break/> <text:s/><text:span text:style-name="T112">$f</text:span>-&gt;text(<text:span text:style-name="T116">'name'</text:span>,<text:span text:style-name="T116">'Введите что-нибудь'</text:span>);<text:line-break/> <text:s/><text:span text:style-name="T112">$f</text:span>-&gt;submit();<text:line-break/> <text:s/>return <text:span text:style-name="T112">$f</text:span>; <text:span text:style-name="T12">//использовать форму в роли представления</text:span><text:line-break/>}</text:p>
      <text:p text:style-name="P57">public function actionTestSubmit($data) {<text:line-break/> <text:s/><text:span text:style-name="T12">// В $data будут находиться данные формы</text:span><text:line-break/>}</text:p>
      <text:p text:style-name="P55">Создание экземпляра класса <text:span text:style-name="T115">form</text:span>: class <text:span text:style-name="T65">core::form</text:span>(<text:span text:style-name="T12">namespace</text:span>);<text:line-break/>Тут <text:span text:style-name="T12">namespace</text:span> — область <text:span text:style-name="T114">для POST-</text:span>данных <text:span text:style-name="T114">формы. Атрибут name всех полей формы имеет вид:<text:line-break/>[namespace][fieldName], например:</text:span></text:p>
      <text:p text:style-name="P56">&lt;input type="text" aname="namespace[имя поля]" /&gt;</text:p>
      <text:p text:style-name="P57"><text:span text:style-name="T12">namespace</text:span> определяет для кого предназначаются данные. В <text:span text:style-name="T12">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57">Если при вызове core::form() <text:span text:style-name="T12">namespace</text:span> не задан, то будет подставлено имя текущего контроллера.</text:p>
      <text:h text:style-name="Heading_20_2" text:outline-level="2">Публичные атрибуты</text:h>
      <text:p text:style-name="P57">form::$action — URL-адрес страницы, которая будет обрабатывать форму, строка задаётся в виде «controller/action/etc». <text:s/><text:span text:style-name="T117">Использовать core::link() при этом не нужно. Если этот атрибут не задан, то будет использоваться адрес текущей страницы.</text:span></text:p>
      <text:p text:style-name="P58">form::$method — метод отправки данных («get» или «post»), по умолчанию «post».</text:p>
      <text:h text:style-name="Heading_20_2" text:outline-level="2">Методы класса</text:h>
      <text:p text:style-name="P58">null <text:span text:style-name="T65">form::hidden</text:span>(<text:span text:style-name="T12">name</text:span><text:span text:style-name="T21">, </text:span><text:span text:style-name="T12">value</text:span><text:span text:style-name="T21">, [</text:span><text:span text:style-name="T12">html]</text:span><text:span text:style-name="T21">);<text:line-break/><text:tab/>Добавляет к форме скрытое поле с именем </text:span><text:span text:style-name="T12">name</text:span><text:span text:style-name="T21"> и значением </text:span><text:span text:style-name="T12">value</text:span><text:span text:style-name="T21">. Необязательный параметр </text:span><text:span text:style-name="T12">html</text:span><text:span text:style-name="T21"> добавляет к тегу &lt;input&gt; произвольный код (например, «onclick=</text:span><text:span text:style-name="T24">"..."</text:span><text:span text:style-name="T21">»).</text:span></text:p>
      <text:p text:style-name="P58"><text:span text:style-name="T21">null </text:span><text:span text:style-name="T57">form::label</text:span><text:span text:style-name="T33">(</text:span><text:span text:style-name="T2">label</text:span><text:span text:style-name="T33">, </text:span><text:span text:style-name="T2">value</text:span><text:span text:style-name="T33">);<text:line-break/><text:tab/>Добавляет к форме надпись: «label: value».</text:span></text:p>
      <text:p text:style-name="P58"><text:span text:style-name="T33">null </text:span><text:span text:style-name="T57">form::text</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к форме текстовое поле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58"><text:span text:style-name="T33">null </text:span><text:span text:style-name="T57">form::select</text:span><text:span text:style-name="T33">(</text:span><text:span text:style-name="T2">name</text:span><text:span text:style-name="T33">, </text:span><text:span text:style-name="T2">label</text:span><text:span text:style-name="T33">, </text:span><text:span text:style-name="T2">items</text:span><text:span text:style-name="T33">, [</text:span><text:span text:style-name="T2">value]</text:span><text:span text:style-name="T33">, [</text:span><text:span text:style-name="T2">nullTitle]</text:span><text:span text:style-name="T33">, [</text:span><text:span text:style-name="T2">html]</text:span><text:span text:style-name="T33">);<text:line-break/><text:tab/>Добавляет к форме поле с выпадающим списком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Список элементов задаётся параметром </text:span><text:span text:style-name="T2">items</text:span><text:span text:style-name="T33">: это может быть массив массивов:<text:line-break/></text:span><text:span text:style-name="T2">array(array([0]=&gt;'значение',[1]=&gt;'отображаемый текст'))<text:line-break/></text:span><text:span text:style-name="T33">или строка, содержащая SQL-запрос, который должен выбирать из базы данных два поля: первый — </text:span><text:span text:style-name="T38">значение, второй — отображаемый текст.</text:span></text:p>
      <text:p text:style-name="P59"><text:soft-page-break/><text:span text:style-name="T38"><text:tab/></text:span><text:span text:style-name="T4">NullTitle</text:span><text:span text:style-name="T38"> — отображаемый заголовок для «пустого» пункта списка. Если не задан, то в этом выпадающем списке нужно будет обязательно выбрать какое-то значение.</text:span><text:span text:style-name="T33"> Необязательный параметр </text:span><text:span text:style-name="T2">html</text:span><text:span text:style-name="T33"> добавляет к тегу &lt;</text:span><text:span text:style-name="T38">select</text:span><text:span text:style-name="T33">&gt; произвольный код (например, «onclick=</text:span><text:span text:style-name="T37">"..."</text:span><text:span text:style-name="T33">»).</text:span></text:p>
      <text:p text:style-name="P62"><text:span text:style-name="T33">null </text:span><text:span text:style-name="T57">form::listBox</text:span><text:span text:style-name="T39">(</text:span><text:span text:style-name="T5">name</text:span><text:span text:style-name="T39">, </text:span><text:span text:style-name="T5">label</text:span><text:span text:style-name="T39">, </text:span><text:span text:style-name="T5">items</text:span><text:span text:style-name="T39">, [</text:span><text:span text:style-name="T5">value]</text:span><text:span text:style-name="T39">, [</text:span><text:span text:style-name="T5">nullTitle]</text:span><text:span text:style-name="T39">, [</text:span><text:span text:style-name="T5">html]</text:span><text:span text:style-name="T39">);<text:line-break/><text:tab/></text:span><text:span text:style-name="T33">Тоже что и form::select, но генерирует не поле с выпадающим списком, а многостраничный список.</text:span></text:p>
      <text:p text:style-name="P62"><text:span text:style-name="T33">null </text:span><text:span text:style-name="T57">form::radio</text:span><text:span text:style-name="T33">(</text:span><text:span text:style-name="T5">name</text:span><text:span text:style-name="T39">, </text:span><text:span text:style-name="T5">label</text:span><text:span text:style-name="T39">, </text:span><text:span text:style-name="T5">items</text:span><text:span text:style-name="T39">, [</text:span><text:span text:style-name="T5">value]</text:span><text:span text:style-name="T33">);<text:line-break/><text:tab/>Добавляет в форму список переключателей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Смысл параметра </text:span><text:span text:style-name="T2">items</text:span><text:span text:style-name="T33"> такой же, как и у form::select().</text:span></text:p>
      <text:p text:style-name="P62"><text:span text:style-name="T33">null </text:span><text:span text:style-name="T57">form::checkbox</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в форму поле «checkbox»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text:span><text:span text:style-name="T39"> Необязательный параметр </text:span><text:span text:style-name="T5">html</text:span><text:span text:style-name="T39"> добавляет к тегу &lt;input&gt; произвольный код (например, «onclick=</text:span><text:span text:style-name="T37">"..."</text:span><text:span text:style-name="T39">»).</text:span></text:p>
      <text:p text:style-name="P60"><text:span text:style-name="T33">null </text:span><text:span text:style-name="T57">form::</text:span><text:span text:style-name="T58">password</text:span><text:span text:style-name="T33">(</text:span><text:span text:style-name="T2">name</text:span><text:span text:style-name="T33">, </text:span><text:span text:style-name="T2">label</text:span><text:span text:style-name="T33">, [</text:span><text:span text:style-name="T2">html]</text:span><text:span text:style-name="T33">);<text:line-break/><text:tab/>Добавляет к форме текстовое поле </text:span><text:span text:style-name="T40">(для ввода пароля)</text:span><text:span text:style-name="T33"> </text:span><text:span text:style-name="T40">с </text:span><text:span text:style-name="T33">именем </text:span><text:span text:style-name="T2">name</text:span><text:span text:style-name="T33"> </text:span><text:span text:style-name="T40">и</text:span><text:span text:style-name="T33"> заголовком </text:span><text:span text:style-name="T2">label</text:span><text:span text:style-name="T40">.</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0"><text:span text:style-name="T33">null </text:span><text:span text:style-name="T57">form::text</text:span><text:span text:style-name="T58">area</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к форме </text:span><text:span text:style-name="T40">поле многострочного текста</text:span><text:span text:style-name="T33"> 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Необязательный параметр </text:span><text:span text:style-name="T2">html</text:span><text:span text:style-name="T33"> добавляет к тегу &lt;</text:span><text:span text:style-name="T40">textarea</text:span><text:span text:style-name="T33">&gt; произвольный код (например, «onclick=</text:span><text:span text:style-name="T37">"..."</text:span><text:span text:style-name="T33">»).</text:span></text:p>
      <text:p text:style-name="P60"><text:span text:style-name="T33">null </text:span><text:span text:style-name="T57">form::</text:span><text:span text:style-name="T58">editor</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к форме </text:span><text:span text:style-name="T40">поле многострочного текста</text:span><text:span text:style-name="T33"> </text:span><text:span text:style-name="T40">(с визуальным редактором) </text:span><text:span text:style-name="T33">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Необязательный параметр </text:span><text:span text:style-name="T2">html</text:span><text:span text:style-name="T33"> добавляет к тегу &lt;</text:span><text:span text:style-name="T40">textarea</text:span><text:span text:style-name="T33">&gt; произвольный код (например, «onclick=</text:span><text:span text:style-name="T37">"..."</text:span><text:span text:style-name="T33">»).</text:span></text:p>
      <text:p text:style-name="P60"><text:span text:style-name="T33">null </text:span><text:span text:style-name="T57">form::</text:span><text:span text:style-name="T58">date</text:span><text:span text:style-name="T33">(</text:span><text:span text:style-name="T2">name</text:span><text:span text:style-name="T33">, </text:span><text:span text:style-name="T2">label</text:span><text:span text:style-name="T33">, [</text:span><text:span text:style-name="T2">value]</text:span><text:span text:style-name="T33">, [</text:span><text:span text:style-name="T2">html]</text:span><text:span text:style-name="T33">);<text:line-break/><text:tab/>Добавляет к форме текстовое поле </text:span><text:span text:style-name="T40">(со всплывающим календарём) </text:span><text:span text:style-name="T33">с именем </text:span><text:span text:style-name="T2">name</text:span><text:span text:style-name="T33">, заголовком </text:span><text:span text:style-name="T2">label</text:span><text:span text:style-name="T33"> и значением по умолчанию </text:span><text:span text:style-name="T2">value</text:span><text:span text:style-name="T33">. </text:span><text:span text:style-name="T40">Value может быть задан в виде строки «дд.мм.ГГГГ» или целого числа (unix timestamp). </text:span><text:span text:style-name="T33">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1"><text:span text:style-name="T33">null </text:span><text:span text:style-name="T57">form::</text:span><text:span text:style-name="T59">file</text:span><text:span text:style-name="T33">(</text:span><text:span text:style-name="T2">name</text:span><text:span text:style-name="T33">, </text:span><text:span text:style-name="T2">label</text:span><text:span text:style-name="T33">, </text:span><text:span text:style-name="T41">multiple=false</text:span><text:span text:style-name="T33">, [</text:span><text:span text:style-name="T2">html]</text:span><text:span text:style-name="T33">);<text:line-break/><text:tab/>Добавляет к форме </text:span><text:span text:style-name="T41">поле для загрузки файла. Имя поля -</text:span><text:span text:style-name="T33"> </text:span><text:span text:style-name="T2">name</text:span><text:span text:style-name="T33">, заголово</text:span><text:span text:style-name="T41">к —</text:span><text:span text:style-name="T33"> </text:span><text:span text:style-name="T2">label</text:span><text:span text:style-name="T33">. </text:span><text:span text:style-name="T41">Параметр </text:span><text:span text:style-name="T6">multiple</text:span><text:span text:style-name="T41"> указывает можно ли выбирать сразу несколько файлов. </text:span><text:span text:style-name="T33">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1"><text:span text:style-name="T33">null </text:span><text:span text:style-name="T57">form::</text:span><text:span text:style-name="T59">captcha</text:span><text:span text:style-name="T33">(</text:span><text:span text:style-name="T2">name</text:span><text:span text:style-name="T33">, </text:span><text:span text:style-name="T2">label</text:span><text:span text:style-name="T33">, [</text:span><text:span text:style-name="T2">html]</text:span><text:span text:style-name="T33">);<text:line-break/><text:tab/>Добавляет к форме </text:span><text:span text:style-name="T41">каптчу. П</text:span><text:span text:style-name="T33">оле с именем </text:span><text:span text:style-name="T2">name</text:span><text:span text:style-name="T33">, заголовком </text:span><text:span text:style-name="T2">label</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1"><text:span text:style-name="T33">null </text:span><text:span text:style-name="T57">form::</text:span><text:span text:style-name="T59">reset</text:span><text:span text:style-name="T33">(</text:span><text:span text:style-name="T2">label</text:span><text:span text:style-name="T33">, [</text:span><text:span text:style-name="T2">html]</text:span><text:span text:style-name="T33">);<text:line-break/><text:tab/>Добавляет к форме </text:span><text:span text:style-name="T41">кнопку «сбросить» </text:span><text:span text:style-name="T33">с заголовком </text:span><text:span text:style-name="T2">label</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1"><text:span text:style-name="T33">null </text:span><text:span text:style-name="T57">form::</text:span><text:span text:style-name="T59">submit</text:span><text:span text:style-name="T33">(</text:span><text:span text:style-name="T2">label</text:span><text:span text:style-name="T6">='Продолжить'</text:span><text:span text:style-name="T33">, [</text:span><text:span text:style-name="T2">html]</text:span><text:span text:style-name="T33">);<text:line-break/><text:tab/>Добавляет к форме </text:span><text:span text:style-name="T41">кнопку «послать» </text:span><text:span text:style-name="T33">с заголовком </text:span><text:span text:style-name="T2">label</text:span><text:span text:style-name="T33">. Необязательный параметр </text:span><text:span text:style-name="T2">html</text:span><text:span text:style-name="T33"> добавляет к тегу &lt;input&gt; произвольный код (например, «onclick=</text:span><text:span text:style-name="T37">"..."</text:span><text:span text:style-name="T33">»).</text:span></text:p>
      <text:p text:style-name="P63"><text:span text:style-name="T33">null </text:span><text:span text:style-name="T57">form::field</text:span><text:span text:style-name="T33">(</text:span><text:span text:style-name="T2">type, f1</text:span><text:span text:style-name="T33">, </text:span><text:span text:style-name="T2">f2</text:span><text:span text:style-name="T33">, [</text:span><text:span text:style-name="T2">f3]</text:span><text:span text:style-name="T33">, [</text:span><text:span text:style-name="T2">f4]</text:span><text:span text:style-name="T33">);<text:line-break/><text:tab/>Добавляет к форме одно из перечисленных выше полей, </text:span><text:span text:style-name="T2">type</text:span><text:span text:style-name="T33">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text:span><text:soft-page-break/><text:span text:style-name="T33">ситуации, когда поля должны быть настроены через админку.</text:span></text:p>
      <text:p text:style-name="P63"><text:span text:style-name="T33">null </text:span><text:span text:style-name="T57">form::html</text:span><text:span text:style-name="T33">(</text:span><text:span text:style-name="T2">html</text:span><text:span text:style-name="T33">);<text:line-break/><text:tab/>Добавляет к форме произвольный HTML-код.</text:span></text:p>
      <text:p text:style-name="P63"><text:span text:style-name="T33">string form::</text:span><text:span text:style-name="T57">getHidden</text:span><text:span text:style-name="T33">(), string </text:span><text:span text:style-name="T57">form::getText</text:span><text:span text:style-name="T33">(), string </text:span><text:span text:style-name="T57">form::getSelect</text:span><text:span text:style-name="T33">(), string </text:span><text:span text:style-name="T57">form::getListBox</text:span><text:span text:style-name="T33">, string </text:span><text:span text:style-name="T57">form::getRadio</text:span><text:span text:style-name="T33">(), string </text:span><text:span text:style-name="T57">form::getCheckbox</text:span><text:span text:style-name="T33">(), string </text:span><text:span text:style-name="T57">form::getPassword</text:span><text:span text:style-name="T33">(), string </text:span><text:span text:style-name="T57">form::getTextarea</text:span><text:span text:style-name="T33">(), string </text:span><text:span text:style-name="T57">form::getEditor</text:span><text:span text:style-name="T33">(), string </text:span><text:span text:style-name="T57">form::getDate</text:span><text:span text:style-name="T33">(), string </text:span><text:span text:style-name="T57">form::getFile</text:span><text:span text:style-name="T33">(), string </text:span><text:span text:style-name="T57">form::getSubmit</text:span><text:span text:style-name="T33">()<text:line-break/><text:tab/>Возвращают HTML-код соответствующего поля, содержит только тег, без какой-либо HTML «обвески». Полезно использовать в </text:span><text:span text:style-name="T2">MVC-представлении</text:span><text:span text:style-name="T33">,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64"><text:span text:style-name="T33">null </text:span><text:span text:style-name="T57">form::render</text:span><text:span text:style-name="T33">([</text:span><text:span text:style-name="T2">action</text:span><text:span text:style-name="T33">], [</text:span><text:span text:style-name="T2">html</text:span><text:span text:style-name="T33">]);<text:line-break/><text:tab/>Генерирует HTML-форму и выводит её на экран. Параметр </text:span><text:span text:style-name="T2">action</text:span><text:span text:style-name="T33"> задаёт адрес, на который будет отправлена форма (смотрите выше form::$action — это тоже самое).</text:span><text:span text:style-name="T39"> Необязательный параметр </text:span><text:span text:style-name="T5">html</text:span><text:span text:style-name="T39"> добавляет к тегу &lt;</text:span><text:span text:style-name="T33">form</text:span><text:span text:style-name="T39">&gt; произвольный код (например, «onclick=</text:span><text:span text:style-name="T37">"..."</text:span><text:span text:style-name="T39">»).</text:span></text:p>
      <text:p text:style-name="P64"><text:span text:style-name="T39"><text:tab/></text:span><text:span text:style-name="T33">Именно этот метод будет вызван автоматически, если класс формы используется в роли представле</text:span><text:span text:style-name="T42">н</text:span><text:span text:style-name="T33">ия.</text:span></text:p>
      <text:h text:style-name="Heading_20_1" text:outline-level="1">Универсальная модель базы данных (<text:span text:style-name="T96">model)</text:span></text:h>
      <text:p text:style-name="P67">Класс <text:span text:style-name="T2">model</text:span> является упрощенным вариантом привычного ActiveRecord, <text:span text:style-name="T118">реализуя возможность сохранять данные в таблицу БД, а также предварительно проводить фильтрацию и валидацию. Реализацию класса можно найти в файле </text:span><text:span text:style-name="T15">/core/model.php</text:span><text:span text:style-name="T118">.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text:span text:style-name="T15">model</text:span><text:span text:style-name="T25"> и описывает параметры полей таблицы базы данных.</text:span></text:p>
      <text:p text:style-name="P68"><text:span text:style-name="T25">О</text:span><text:span text:style-name="T21">бщий алгоритм работы с классом такой:</text:span></text:p>
      <text:list xml:id="list1938611467513994114" text:style-name="L7">
        <text:list-item>
          <text:p text:style-name="P106">получить экземпляр класса;</text:p>
        </text:list-item>
        <text:list-item>
          <text:p text:style-name="P108"><text:span text:style-name="T21">передать данные HTML-формы вызвав метод </text:span><text:span text:style-name="T12">set()</text:span><text:span text:style-name="T21"> или поочерёдно установить все поля сеттерами;</text:span></text:p>
        </text:list-item>
        <text:list-item>
          <text:p text:style-name="P108"><text:span text:style-name="T21">вызвать метод </text:span><text:span text:style-name="T12">validate()</text:span><text:span text:style-name="T21"> для проверки валидности и фильтрации данных;</text:span></text:p>
        </text:list-item>
        <text:list-item>
          <text:p text:style-name="P108"><text:span text:style-name="T21">записать данные в базу данных вызвав метод </text:span><text:span text:style-name="T12">save()</text:span><text:span text:style-name="T21">.</text:span></text:p>
        </text:list-item>
      </text:list>
      <text:p text:style-name="P50">Вот типичный пример динамического использования:</text:p>
      <text:p text:style-name="P50">public function actionTestSubmit($data) { //submit-действие контролле<text:line-break/><text:tab/><text:span text:style-name="T119">$m=core::model('myTable'); //получение экземпляра класса, myTable — имя таблицы БД<text:line-break/><text:tab/>$m-&gt;set($data); //передача _POST-данных<text:line-break/><text:tab/>$m-&gt;myField='some text';<text:lin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span></text:p>
      <text:p text:style-name="P51">Вот пример статического класса, <text:span text:style-name="T121">содержащего минимум необходимой информации</text:span>:</text:p>
      <text:p text:style-name="P52">class myTable extends model {<text:line-break/><text:soft-page-break/><text:tab/><text:span text:style-name="T120">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text:span text:style-name="T16">load</text:span><text:span text:style-name="T121"> вызван без параметров.</text:span></text:p>
      <text:p text:style-name="P52"><text:span text:style-name="T121"><text:tab/>public function __construct() {<text:line-break/><text:tab/><text:tab/>parent::__construct('myTable');<text:line-break/><text:tab/>}<text:line-break/></text:span>}</text:p>
      <text:p text:style-name="P65">Использование этого класса:</text:p>
      <text:p text:style-name="P65">public function actionTestSubmit($data) { //<text:span text:style-name="T123">submit-действие контроллера</text:span><text:line-break/><text:tab/>core::import('model/myTable');<text:line-break/><text:tab/>$m=new myTable();<text:line-break/><text:tab/>$m-&gt;set($data);<text:line-break/><text:tab/>if(!$m-&gt;save()) return false;<text:line-break/><text:tab/><text:span text:style-name="T122">core::redirect('myController/myAction','Изменения сохранены');<text:line-break/>}</text:span></text:p>
      <text:p text:style-name="P66">Для того, чтобы передать данные полей в модель, необходимо воспользоваться методом <text:span text:style-name="T12">set()</text:span><text:span text:style-name="T21">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12">model</text:span><text:span text:style-name="T21">, то при вызове метода </text:span><text:span text:style-name="T12">save()</text:span><text:span text:style-name="T21">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53">$id=$m-&gt;id;</text:p>
      <text:p text:style-name="P66">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 <text:s/></text:p>
      <text:h text:style-name="Heading_20_2" text:outline-level="2">Методы класса</text:h>
      <text:p text:style-name="Text_20_body"><text:span text:style-name="T124">object </text:span><text:span text:style-name="T67">model::__construct</text:span><text:span text:style-name="T124">(string </text:span><text:span text:style-name="T17">namespace</text:span><text:span text:style-name="T26">[</text:span><text:span text:style-name="T124">,string </text:span><text:span text:style-name="T17">db</text:span><text:span text:style-name="T124">='db']);<text:line-break/><text:tab/>тут </text:span><text:span text:style-name="T17">namespace</text:span><text:span text:style-name="T26"> — имя таблицы базы данных, </text:span><text:span text:style-name="T17">db</text:span><text:span text:style-name="T26"> — используемая СУБД (может принимать следующие значения: db — указанная в общих настройках (по умолчанию), mysql или sqlite).</text:span></text:p>
      <text:p text:style-name="P81"><text:span text:style-name="T26">n</text:span><text:span text:style-name="T21">ull </text:span><text:span text:style-name="T57">model::set</text:span><text:span text:style-name="T21">(array </text:span><text:span text:style-name="T12">data</text:span><text:span text:style-name="T21">);<text:line-break/><text:tab/>Передаёт модели данные полей таблицы, параметр </text:span><text:span text:style-name="T12">data</text:span><text:span text:style-name="T21"> должен быть ассоциативным массивом, где ключ — имя поля, а значение — содержимое поля.</text:span></text:p>
      <text:p text:style-name="P82"><text:span text:style-name="T21">array </text:span><text:span text:style-name="T57">model::get</text:span><text:span text:style-name="T21">();<text:line-break/><text:tab/>Возвращает ассоциативный массив, содержащий все поля записи БД.</text:span></text:p>
      <text:p text:style-name="P82"><text:span text:style-name="T21">&amp;array </text:span><text:span text:style-name="T57">model::load</text:span><text:span text:style-name="T21">(string </text:span><text:span text:style-name="T2">where</text:span><text:span text:style-name="T21">[, string </text:span><text:span text:style-name="T2">field</text:span><text:span text:style-name="T21">]);<text:line-break/><text:tab/>Загружает данные из базы данных, выбирая запись (одну первую) по указанному в параметре </text:span><text:span text:style-name="T12">where</text:span><text:span text:style-name="T21"> условию (часть SQL-запроса, после «WHERE». В параметре </text:span><text:span text:style-name="T12">field</text:span><text:span text:style-name="T21"> указывается перечень (через запятую) полей, которые необходимо выбрать. Если параметр </text:span><text:span text:style-name="T12">field</text:span><text:span text:style-name="T21"> не указан, то список полей будет взят из атрибута model::$field. Если этот атрибут не был задан, то будут загружены все поля.</text:span></text:p>
      <text:p text:style-name="P82"><text:span text:style-name="T21"><text:tab/></text:span><text:span text:style-name="T27">Функция возвращает ссылку на ассоциативный массив, поэтому можно менять значения полей «на лету» и записывать данные обратно в базу данных.</text:span></text:p>
      <text:p text:style-name="P83"><text:soft-page-break/><text:span text:style-name="T21">&amp;array </text:span><text:span text:style-name="T57">model::loadById</text:span><text:span text:style-name="T21">(int </text:span><text:span text:style-name="T12">id</text:span><text:span text:style-name="T21">[,string </text:span><text:span text:style-name="T12">fields</text:span><text:span text:style-name="T21">]);<text:line-break/><text:tab/>Тоже, что model::load(), но загружает данные не по условию, а по уникальному идентификатору.</text:span></text:p>
      <text:p text:style-name="P84"><text:span text:style-name="T21">bool </text:span><text:span text:style-name="T57">model::validate</text:span><text:span text:style-name="T21">([array </text:span><text:span text:style-name="T12">validate</text:span><text:span text:style-name="T21">]);<text:line-break/><text:tab/>Выполняет фильтрацию и валидацию данных. Возвращает </text:span><text:span text:style-name="T57">true</text:span><text:span text:style-name="T21">, если проверка прошла успешно. Параметр </text:span><text:span text:style-name="T12">validate</text:span><text:span text:style-name="T21">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P85"><text:span text:style-name="T21">bool </text:span><text:span text:style-name="T57">model::save</text:span><text:span text:style-name="T33">([mixed </text:span><text:span text:style-name="T2">validate</text:span><text:span text:style-name="T33">],[string </text:span><text:span text:style-name="T2">fields</text:span><text:span text:style-name="T33">],[string </text:span><text:span text:style-name="T2">id</text:span><text:span text:style-name="T33">]);<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P85"><text:span text:style-name="T33"><text:tab/></text:span><text:span text:style-name="T43">Если параметр </text:span><text:span text:style-name="T7">validate</text:span><text:span text:style-name="T43">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60">true</text:span><text:span text:style-name="T43">, то валидация будет проведена согласна правилам, заданным в атрибуде model::$validate (только для статического использования). Если параметр </text:span><text:span text:style-name="T7">validate</text:span><text:span text:style-name="T43"> равен </text:span><text:span text:style-name="T60">false</text:span><text:span text:style-name="T43">, то валидация проводиться не будет.</text:span></text:p>
      <text:p text:style-name="P85"><text:span text:style-name="T43"><text:tab/>Если задан параметр </text:span><text:span text:style-name="T7">fields</text:span><text:span text:style-name="T43">, то в запросе </text:span><text:span text:style-name="T44">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8">validate</text:span><text:span text:style-name="T44">), иначе информацию о перечне полей движок сможет взять из правил валидации.</text:span></text:p>
      <text:p text:style-name="P85"><text:span text:style-name="T44"><text:tab/>Параметр </text:span><text:span text:style-name="T8">id</text:span><text:span text:style-name="T44">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P86"><text:span text:style-name="T44">bool </text:span><text:span text:style-name="T61">model::delete</text:span><text:span text:style-name="T44">([int </text:span><text:span text:style-name="T8">id</text:span><text:span text:style-name="T44">],[bool </text:span><text:span text:style-name="T8">affected</text:span><text:span text:style-name="T44">]);<text:line-break/><text:tab/>Удаляет запись с идентификатором </text:span><text:span text:style-name="T8">id</text:span><text:span text:style-name="T44">. Если идентификатор не задан, то будет удалена запись, загруженная ранее. Если параметр </text:span><text:span text:style-name="T8">affected</text:span><text:span text:style-name="T44"> равен </text:span><text:span text:style-name="T61">true</text:span><text:span text:style-name="T44">, то метод возвращает </text:span><text:span text:style-name="T61">true</text:span><text:span text:style-name="T44"> только в том случае, если запись существовала и действительно была удалена, если её не существовало, то вернёт </text:span><text:span text:style-name="T61">false</text:span><text:span text:style-name="T44">.</text:span></text:p>
      <text:h text:style-name="P115" text:outline-level="2">Атрибуты и методы для статического использования (перегрузк<text:span text:style-name="T126">а класса</text:span>)</text:h>
      <text:p text:style-name="P4">array <text:span text:style-name="T65">model::$_data</text:span><text:line-break/><text:tab/>Ассоциативный массив, содержащий данные полей записи базы данных.</text:p>
      <text:p text:style-name="P4">string <text:span text:style-name="T65">model::$_primary</text:span><text:line-break/><text:tab/>Содержит имя первичного ключа.</text:p>
      <text:p text:style-name="P4">object <text:span text:style-name="T65">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4">array <text:span text:style-name="T65">model::$validate</text:span><text:line-break/><text:tab/>Должен содержать ассоциативный массив правил валидации (описано ниже).</text:p>
      <text:p text:style-name="P4">string <text:span text:style-name="T65">model::$field</text:span><text:line-break/><text:tab/><text:span text:style-name="T125">Должна содержать строку, содержащую список полей (через запятую), которые необходимо выбрать из базы данных при вызове метода </text:span><text:span text:style-name="T18">model::load()</text:span><text:span text:style-name="T125">.</text:span></text:p>
      <text:p text:style-name="P5">bool protected function <text:span text:style-name="T65">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12">null</text:span>, если первичнго ключа нет. Возвращаемое этой процедурой значение будет возвращено методом model::save().</text:p>
      <text:p text:style-name="P5">bool protected function <text:span text:style-name="T65">afterUpdate</text:span>(id);<text:line-break/><text:soft-page-break/><text:tab/>Тоже, что и model::afterInsert(), но выполняется после выполнения SQL-запроса «UPDATE».</text:p>
      <text:h text:style-name="Heading_20_2" text:outline-level="2">Правила валидации</text:h>
      <text:p text:style-name="P87">Правила валидации представляют из себя ассоциативный массив, каждый ключ которого — это имя поля, а значение — массив, описывающий это поле. <text:span text:style-name="T126">Вот пример правил валидации:</text:span></text:p>
      <text:p text:style-name="P88">Пример массива с правилами валидации:</text:p>
      <text:p text:style-name="P88">array(<text:line-break/><text:tab/>'id'=&gt;array('primary'),<text:line-break/><text:tab/>'title'=&gt;array('string','заголовок',true,'min'=&gt;6,'max'=&gt;60),<text:line-break/><text:tab/>'status'=&gt;array('boolean'),<text:line-break/><text:tab/>'description'=&gt;array('html','описание',true)<text:line-break/>)</text:p>
      <text:p text:style-name="P89">Этот массив описывает четыре поля с именами id, title, status и description.</text:p>
      <text:p text:style-name="P89">В каждом вложенном массиве первый элемент <text:span text:style-name="T130">(с индексом «0»)</text:span>— это тип поля (или, можно сказать, имя валидатора). <text:span text:style-name="T127">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span></text:p>
      <text:p text:style-name="P90">Ниже представлена подробная информация для каждого типа. <text:span text:style-name="T130">Обратите внимание, что только первые три элемента имеют числовой индекс.</text:span></text:p>
      <text:p text:style-name="P10">primary<text:span text:style-name="T68">: array('primary', [string </text:span><text:span text:style-name="T2">title</text:span><text:span text:style-name="T33">], [bool </text:span><text:span text:style-name="T2">canNull</text:span><text:span text:style-name="T33">=true]</text:span><text:span text:style-name="T68">)<text:line-break/><text:tab/>Первичный ключ таблицы базы данных. Если он не false, то будет выполнен SQL-запрос «UPDATE», в противном случае - «INSERT». </text:span><text:span text:style-name="T33">Если </text:span><text:span text:style-name="T2">canNull</text:span><text:span text:style-name="T33"> равен </text:span><text:span text:style-name="T21">false</text:span><text:span text:style-name="T33">, то </text:span><text:span text:style-name="T45">поле не может быть пустым. Это означает, что будет возможно только обновить существующую запись, но не добавить новую. </text:span></text:p>
      <text:p text:style-name="P10">i<text:span text:style-name="T128">nteger</text:span><text:span text:style-name="T68">: array('i</text:span><text:span text:style-name="T70">nteger</text:span><text:span text:style-name="T68">', </text:span><text:span text:style-name="T70">[string </text:span><text:span text:style-name="T9">title</text:span><text:span text:style-name="T46">], [bool </text:span><text:span text:style-name="T9">canNull</text:span><text:span text:style-name="T46">=true], </text:span><text:span text:style-name="T49">['</text:span><text:span text:style-name="T9">min</text:span><text:span text:style-name="T10">'</text:span><text:span text:style-name="T49">=&gt;int</text:span><text:span text:style-name="T46">], [</text:span><text:span text:style-name="T49">'</text:span><text:span text:style-name="T9">max</text:span><text:span text:style-name="T10">'</text:span><text:span text:style-name="T49">=&gt;int</text:span><text:span text:style-name="T46">]</text:span><text:span text:style-name="T68">)<text:line-break/><text:tab/></text:span><text:span text:style-name="T70">Целое число. </text:span><text:span text:style-name="T9">min</text:span><text:span text:style-name="T46"> — минимально возможное значение, </text:span><text:span text:style-name="T9">max</text:span><text:span text:style-name="T46"> — максимально возможное значение. </text:span><text:span text:style-name="T9">canNull</text:span><text:span text:style-name="T46"> — может ли поле быть пустым (false или пустая строка, но не 0).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2"><text:span text:style-name="T129">float</text:span><text:span text:style-name="T68">: array('</text:span><text:span text:style-name="T71">float</text:span><text:span text:style-name="T68">', </text:span><text:span text:style-name="T70">[string </text:span><text:span text:style-name="T9">title</text:span><text:span text:style-name="T46">], [bool </text:span><text:span text:style-name="T9">canNull</text:span><text:span text:style-name="T46">=true], </text:span><text:span text:style-name="T49">['</text:span><text:span text:style-name="T9">min</text:span><text:span text:style-name="T10">'</text:span><text:span text:style-name="T49">=&gt;int</text:span><text:span text:style-name="T46">], [</text:span><text:span text:style-name="T49">'</text:span><text:span text:style-name="T9">max</text:span><text:span text:style-name="T10">'</text:span><text:span text:style-name="T49">=&gt;int</text:span><text:span text:style-name="T46">]</text:span><text:span text:style-name="T68">)<text:line-break/><text:tab/></text:span><text:span text:style-name="T71">Дробное </text:span><text:span text:style-name="T70">число. </text:span><text:span text:style-name="T9">min</text:span><text:span text:style-name="T46"> — минимально возможное значение, </text:span><text:span text:style-name="T9">max</text:span><text:span text:style-name="T46"> — максимально возможное значение. </text:span><text:span text:style-name="T9">canNull</text:span><text:span text:style-name="T46"> — может ли поле быть пустым (false или пустая строка, но не 0).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1"><text:span text:style-name="T129">boolean</text:span><text:span text:style-name="T68">: array('</text:span><text:span text:style-name="T71">boolean</text:span><text:span text:style-name="T68">')<text:line-break/><text:tab/></text:span><text:span text:style-name="T47">true/false.</text:span></text:p>
      <text:p text:style-name="P13"><text:span text:style-name="T21">date</text:span><text:span text:style-name="T33">: array('date'</text:span><text:span text:style-name="T48">, </text:span><text:span text:style-name="T46">[string </text:span><text:span text:style-name="T9">title</text:span><text:span text:style-name="T46">], [bool </text:span><text:span text:style-name="T9">canNull</text:span><text:span text:style-name="T46">=true]</text:span><text:span text:style-name="T33">)<text:line-break/><text:tab/>Дата. Значение даты может быть задано в виде unix timestamp (целое число) или строкой вида «дд.мм.гггг».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4"><text:span text:style-name="T28">s</text:span><text:span text:style-name="T21">tring</text:span><text:span text:style-name="T33">: array('string', [string </text:span><text:span text:style-name="T2">title</text:span><text:span text:style-name="T33">], [bool </text:span><text:span text:style-name="T2">canNull</text:span><text:span text:style-name="T33">]</text:span><text:span text:style-name="T46">, </text:span><text:span text:style-name="T49">['</text:span><text:span text:style-name="T9">min</text:span><text:span text:style-name="T10">'</text:span><text:span text:style-name="T49">=&gt;int</text:span><text:span text:style-name="T46">], [</text:span><text:span text:style-name="T49">'</text:span><text:span text:style-name="T9">max</text:span><text:span text:style-name="T10">'</text:span><text:span text:style-name="T49">=&gt;int</text:span><text:span text:style-name="T46">]</text:span><text:span text:style-name="T33">, [</text:span><text:span text:style-name="T49">'</text:span><text:span text:style-name="T2">trim</text:span><text:span text:style-name="T49">'=&gt;boolean</text:span><text:span text:style-name="T33">])</text:span><text:span text:style-name="T46"><text:line-break/><text:tab/></text:span><text:span text:style-name="T49">Строка (html-теги вырезаются автоматически). </text:span><text:span text:style-name="T10">min</text:span><text:span text:style-name="T49"> — минимально допустимая длина строки; </text:span><text:span text:style-name="T10">max</text:span><text:span text:style-name="T49"> — максимально допустимая длина строки; </text:span><text:span text:style-name="T10">trim</text:span><text:span text:style-name="T49"> — надо ли обрезать ведущие и завершающие пробелы (по умолчанию false). </text:span><text:span text:style-name="T9">canNull</text:span><text:span text:style-name="T46"> — может ли поле быть пустым. </text:span><text:span text:style-name="T9">title</text:span><text:span text:style-name="T46"> — имя поля, используется </text:span><text:soft-page-break/><text:span text:style-name="T46">для формирования текста ошибки, если поле содержит недопустимое значение.</text:span></text:p>
      <text:p text:style-name="P15"><text:span text:style-name="T28">h</text:span><text:span text:style-name="T21">tml</text:span><text:span text:style-name="T33">: array('html', [string </text:span><text:span text:style-name="T2">title</text:span><text:span text:style-name="T33">], [bool </text:span><text:span text:style-name="T2">canNull</text:span><text:span text:style-name="T33">])<text:line-break/><text:tab/>Произвольный текст или HTML-код</text:span><text:span text:style-name="T49">.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text:span><text:span text:style-name="T33">если поле пустое (имеет смысл только если canNull=true)</text:span><text:span text:style-name="T46">.</text:span></text:p>
      <text:p text:style-name="P16"><text:span text:style-name="T28">l</text:span><text:span text:style-name="T21">atin</text:span><text:span text:style-name="T33">: array('latin'</text:span><text:span text:style-name="T50">, [string </text:span><text:span text:style-name="T11">title</text:span><text:span text:style-name="T50">], [bool </text:span><text:span text:style-name="T11">canNull</text:span><text:span text:style-name="T50">]</text:span><text:span text:style-name="T33">)<text:line-break/><text:tab/>Строка, содержащая только латинские буквы, цифры, дефис и знак подчёркивания («_»).</text:span><text:span text:style-name="T49">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7"><text:span text:style-name="T28">e</text:span><text:span text:style-name="T21">mail</text:span><text:span text:style-name="T33">: array('email'</text:span><text:span text:style-name="T50">, [string </text:span><text:span text:style-name="T11">title</text:span><text:span text:style-name="T50">], [bool </text:span><text:span text:style-name="T11">canNull</text:span><text:span text:style-name="T50">]</text:span><text:span text:style-name="T51">)<text:line-break/><text:tab/></text:span><text:span text:style-name="T33">Адрес электронной почты</text:span><text:span text:style-name="T51">.</text:span><text:span text:style-name="T49"> </text:span><text:span text:style-name="T9">canNull</text:span><text:span text:style-name="T46"> — может ли поле быть пустым.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8"><text:span text:style-name="T28">r</text:span><text:span text:style-name="T21">egular</text:span><text:span text:style-name="T33">: array('regular'</text:span><text:span text:style-name="T50">, [string </text:span><text:span text:style-name="T11">title</text:span><text:span text:style-name="T50">], [bool </text:span><text:span text:style-name="T11">canNull</text:span><text:span text:style-name="T50">], [</text:span><text:span text:style-name="T33">string</text:span><text:span text:style-name="T50"> </text:span><text:span text:style-name="T2">expression</text:span><text:span text:style-name="T50">]</text:span><text:span text:style-name="T51">)<text:line-break/><text:tab/></text:span><text:span text:style-name="T33">Любое значение, удовлетворяющее заданному регулярному выражению </text:span><text:span text:style-name="T2">expression</text:span><text:span text:style-name="T46">. </text:span><text:span text:style-name="T9">canNull</text:span><text:span text:style-name="T46"> — может ли поле быть пустым</text:span><text:span text:style-name="T52">; </text:span><text:span text:style-name="T9">title</text:span><text:span text:style-name="T46"> — имя поля, используется для формирования текста ошибки, если поле содержит недопустимое значение.</text:span></text:p>
      <text:p text:style-name="P19"><text:span text:style-name="T28">c</text:span><text:span text:style-name="T21">aptcha</text:span><text:span text:style-name="T33">: array('captcha')<text:line-break/><text:tab/>Каптча. Не требует дополнительных параметров.</text:span></text:p>
      <text:p text:style-name="P20"><text:span text:style-name="T21">callback</text:span><text:span text:style-name="T33">: array('callback',</text:span><text:span text:style-name="T50"> [string </text:span><text:span text:style-name="T11">title</text:span><text:span text:style-name="T50">], [bool </text:span><text:span text:style-name="T11">canNull</text:span><text:span text:style-name="T50">], [</text:span><text:span text:style-name="T33">callback</text:span><text:span text:style-name="T50"> </text:span><text:span text:style-name="T2">function</text:span><text:span text:style-name="T50">]</text:span><text:span text:style-name="T51">)</text:span><text:span text:style-name="T53"><text:line-break/><text:tab/></text:span><text:span text:style-name="T33">Валидация при помощи внешней функции </text:span><text:span text:style-name="T2">function</text:span><text:span text:style-name="T33">.</text:span><text:span text:style-name="T46"> </text:span><text:span text:style-name="T9">canNull</text:span><text:span text:style-name="T46"> — может ли поле быть пустым</text:span><text:span text:style-name="T33">; </text:span><text:span text:style-name="T9">title</text:span><text:span text:style-name="T46"> — имя поля, используется для формирования текста ошибки, если поле </text:span><text:span text:style-name="T33">пустое.</text:span><text:span text:style-name="T46"> </text:span><text:span text:style-name="T33">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Класс универсальной таблицы (<text:span text:style-name="T96">table)</text:span></text:h>
      <text:p text:style-name="P31">Представляет из себя генератор HTML-таблиц, может быть использован в роли представления. <text:span text:style-name="T131">Э</text:span>тот класс используется только в административном интерфейсе.</text:p>
      <text:p text:style-name="P32">Работа с классом начинается с получения его экземпляра:</text:p>
      <text:p text:style-name="P32">$table=core::table();</text:p>
      <text:p text:style-name="P32">Реализацию класса можно найти в файле <text:span text:style-name="T12">/admin/core/html.php</text:span><text:span text:style-name="T21">.</text:span></text:p>
      <text:p text:style-name="P33"><text:span text:style-name="T29">О</text:span><text:span text:style-name="T21">бщий алгоритм работы с классом такой:</text:span></text:p>
      <text:list xml:id="list8942812686438449726" text:style-name="L8">
        <text:list-item>
          <text:p text:style-name="P104">получить экземпляр класса</text:p>
        </text:list-item>
        <text:list-item>
          <text:p text:style-name="P104">установить заголовки столбцов</text:p>
        </text:list-item>
      </text:list>
      <text:p text:style-name="P43">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44">Типичный пример использования класса:</text:p>
      <text:p text:style-name="P45">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tab/><text:tab/>$t-&gt;link($item[1],'?controller=user&amp;action=groupItem&amp;id='.$item[0]);<text:line-break/><text:soft-page-break/><text:tab/><text:tab/>$t-&gt;delete('?controller=user&amp;action=groupDelete&amp;id='.$item[0]);<text:line-break/><text:tab/>}<text:line-break/><text:tab/>return $t; <text:line-break/>}</text:p>
      <text:h text:style-name="Heading_20_2" text:outline-level="2"><text:span text:style-name="T29">М</text:span><text:span text:style-name="T21">етоды класса</text:span></text:h>
      <text:p text:style-name="P34"><text:span text:style-name="T57">table::__construct</text:span><text:span text:style-name="T21">([string </text:span><text:span text:style-name="T12">html</text:span><text:span text:style-name="T21">]);<text:line-break/><text:tab/>Конструктор класса. Если задан атрибут </text:span><text:span text:style-name="T12">html</text:span><text:span text:style-name="T21">, то этот текст будет добавлен к HTML-тегу &lt;table&gt;.</text:span></text:p>
      <text:p text:style-name="P35"><text:span text:style-name="T21">table::th</text:span><text:span text:style-name="T33">(string </text:span><text:span text:style-name="T2">title</text:span><text:span text:style-name="T33">,[string </text:span><text:span text:style-name="T2">html</text:span><text:span text:style-name="T33">]);<text:line-break/><text:tab/>Добавляет к таблице один столбец (тег &lt;th&gt;). </text:span><text:span text:style-name="T2">title</text:span><text:span text:style-name="T33">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35"><text:span text:style-name="T21">table::rowTh</text:span><text:span text:style-name="T33">(mixed </text:span><text:span text:style-name="T2">data</text:span><text:span text:style-name="T33">);<text:line-break/></text:span><text:span text:style-name="T98"><text:tab/><text:tab/>Добавляет все заголовки столбцов таблицы (равносильно вызову table::th() несколько раз). Параметр </text:span><text:span text:style-name="T105">data</text:span><text:span text:style-name="T98">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36"><text:span text:style-name="T103">table::trHtml</text:span><text:span text:style-name="T98">(string </text:span><text:span text:style-name="T105">html</text:span><text:span text:style-name="T98">);<text:line-break/><text:tab/>Задаёт html-код, который должен быть дописан внутрь HTML-тега &lt;tr&gt; (например: «class="myClass"».</text:span><text:span text:style-name="T99"> </text:span><text:span text:style-name="T100">Заданный текст будет добавляться к каждой строке.</text:span></text:p>
      <text:p text:style-name="P37"><text:span text:style-name="T103">table::row</text:span><text:span text:style-name="T98">(string </text:span><text:span text:style-name="T105">text</text:span><text:span text:style-name="T98">);<text:line-break/><text:tab/>До</text:span><text:span text:style-name="T101">бавляет одну строку во всю ширину таблицы, </text:span><text:span text:style-name="T106">text</text:span><text:span text:style-name="T101"> — текст (или HTML), отображаемый внутри &lt;td&gt;.</text:span></text:p>
      <text:p text:style-name="P38"><text:span text:style-name="T103">table::table</text:span><text:span text:style-name="T98">(string </text:span><text:span text:style-name="T105">text</text:span><text:span text:style-name="T98">,[integer </text:span><text:span text:style-name="T105">colSpan</text:span><text:span text:style-name="T98">],[string </text:span><text:span text:style-name="T105">html</text:span><text:span text:style-name="T98">]);<text:line-break/><text:tab/>Добавляет ячейку с произвольным текстом </text:span><text:span text:style-name="T105">text</text:span><text:span text:style-name="T98">. Параметр </text:span><text:span text:style-name="T105">colSpan </text:span><text:span text:style-name="T98">соответствует атрибуту colspan тега &lt;td&gt;. </text:span><text:span text:style-name="T105">Html</text:span><text:span text:style-name="T98"> — произвольный код, который необходимо дописать к теку &lt;td&gt; (например класс CSS).</text:span></text:p>
      <text:p text:style-name="P38"><text:span text:style-name="T103">table::link</text:span><text:span text:style-name="T98">(string </text:span><text:span text:style-name="T105">text</text:span><text:span text:style-name="T98">, string </text:span><text:span text:style-name="T105">link</text:span><text:span text:style-name="T98">, [integer </text:span><text:span text:style-name="T105">colSpan</text:span><text:span text:style-name="T98">],[string </text:span><text:span text:style-name="T105">html</text:span><text:span text:style-name="T98">]);<text:line-break/><text:tab/>Добавляет ячейку, содержащую ссылку на какую либо страницу админки. Параметр </text:span><text:span text:style-name="T105">text</text:span><text:span text:style-name="T98"> — заголовок ссылки, </text:span><text:span text:style-name="T105">link</text:span><text:span text:style-name="T98"> — адрес ссылки; </text:span><text:span text:style-name="T105">colSpan </text:span><text:span text:style-name="T98">соответствует атрибуту colspan тега &lt;td&gt;. </text:span><text:span text:style-name="T105">Html</text:span><text:span text:style-name="T98"> — произвольный код, который необходимо дописать к теку &lt;td&gt; (например класс CSS).</text:span></text:p>
      <text:p text:style-name="P39"><text:span text:style-name="T103">table::upDown</text:span><text:span text:style-name="T98">(string </text:span><text:span text:style-name="T105">link</text:span><text:span text:style-name="T98">, integer </text:span><text:span text:style-name="T105">index</text:span><text:span text:style-name="T98">, integer </text:span><text:span text:style-name="T105">count</text:span><text:span text:style-name="T98">);<text:line-break/><text:tab/>Добавляет ячейку, содержащую стрелки «вверх» и «вниз» для управления порядком отображения элементов. Параметр </text:span><text:span text:style-name="T105">link</text:span><text:span text:style-name="T98">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105">index</text:span><text:span text:style-name="T98"> — порядковый номер строки; </text:span><text:span text:style-name="T105">count</text:span><text:span text:style-name="T98"> — кол-во строк. Последние два параметра позволяют скрыть кнопку «вверх» у первой строки и кнопку «вниз» у последней.</text:span></text:p>
      <text:p text:style-name="P39"><text:span text:style-name="T103">table::delete</text:span><text:span text:style-name="T98">(string </text:span><text:span text:style-name="T105">link</text:span><text:span text:style-name="T98">,[string </text:span><text:span text:style-name="T105">confirm</text:span><text:span text:style-name="T98">]);<text:line-break/><text:tab/>Добавляет ячейку с кнопкой «удалить». </text:span><text:span text:style-name="T105">link</text:span><text:span text:style-name="T98"> — ссылка на страницу админки; </text:span><text:span text:style-name="T105">confirm</text:span><text:span text:style-name="T98"> — текст, содержащий предупреждение удаления, по умолчанию «Подтвердите удаление».</text:span></text:p>
      <text:p text:style-name="P40"><text:span text:style-name="T103">table::editDelete</text:span><text:span text:style-name="T98">(string </text:span><text:span text:style-name="T105">link</text:span><text:span text:style-name="T98">,[string </text:span><text:span text:style-name="T105">confirm</text:span><text:span text:style-name="T98">]);<text:line-break/><text:tab/></text:span><text:span text:style-name="T102">Добавляет ячейку с кнопк</text:span><text:span text:style-name="T98">ами «редактировать» и </text:span><text:span text:style-name="T102">«удалить». </text:span><text:span text:style-name="T107">link</text:span><text:span text:style-name="T102"> — ссылка на страницу админки, </text:span><text:span text:style-name="T98">если в ссылке содержится слово «action», то к ней будет добавлено ключевое слово «Edit» или «Delete», в противном случае будет приписано «&amp;action=edit» или «&amp;action=delete»</text:span><text:span text:style-name="T102">; </text:span><text:span text:style-name="T107">confirm</text:span><text:span text:style-name="T102"> — текст, содержащий предупреждение удаления, по умолчанию «Подтвердите удаление».</text:span></text:p>
      <text:p text:style-name="P41"><text:span text:style-name="T104">t</text:span><text:span text:style-name="T103">able::itemDelete</text:span><text:span text:style-name="T98">();<text:line-break/></text:span><text:soft-page-break/><text:span text:style-name="T98"><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42"><text:span text:style-name="T103">table::render</text:span><text:span text:style-name="T98">();<text:line-break/><text:tab/>Выводит HTML-представление таблицы.</text:span></text:p>
      <text:h text:style-name="Heading_20_1" text:outline-level="1">Работа с электронной почтой (класс <text:span text:style-name="T96">email)</text:span></text:h>
      <text:p text:style-name="P69">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77">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77">Сам файл шаблона — это файл с расширением «.html», который должен быть расположен в директории <text:span text:style-name="T12">/data/email</text:span><text:span text:style-name="T21">, если класс используется в общедоступной части сайта или в директории </text:span><text:span text:style-name="T12">/admin/data/email</text:span><text:span text:style-name="T21">, если класс используется в админке.</text:span></text:p>
      <text:p text:style-name="P70">Реализацию класса можно найти в файле <text:span text:style-name="T12">/core/email.php</text:span><text:span text:style-name="T21">.</text:span></text:p>
      <text:p text:style-name="P54">Вот типичный пример использования класса:</text:p>
      <text:p text:style-name="P71"><text:span text:style-name="T21">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tab/>$e-&gt;message</text:span><text:span text:style-name="T30">Template('templateName',array(<text:line-break/><text:tab/><text:tab/>'name'=&gt;$data['name'],<text:line-break/><text:tab/><text:tab/>'email'=&gt;$data['email'],<text:line-break/><text:tab/><text:tab/>'message'=&gt;$data['message']<text:line-break/><text:tab/>)</text:span><text:span text:style-name="T21">);<text:line-break/><text:tab/>$e-&gt;send($data['email']); //отправить письмо адресату<text:line-break/>}</text:span></text:p>
      <text:h text:style-name="P116" text:outline-level="2">Методы класса</text:h>
      <text:p text:style-name="P72"><text:span text:style-name="T21">email::from</text:span><text:span text:style-name="T33">(string </text:span><text:span text:style-name="T2">email</text:span><text:span text:style-name="T33">,[string </text:span><text:span text:style-name="T2">name</text:span><text:span text:style-name="T33">]);<text:line-break/><text:tab/>Устанавливает поле «от кого»: </text:span><text:span text:style-name="T2">email</text:span><text:span text:style-name="T33"> — адрес электронной почты, </text:span><text:span text:style-name="T2">name</text:span><text:span text:style-name="T33"> (не обязательно) — имя отправителя.</text:span></text:p>
      <text:p text:style-name="P72"><text:span text:style-name="T21">email::subject</text:span><text:span text:style-name="T33">(string </text:span><text:span text:style-name="T2">value</text:span><text:span text:style-name="T33">);<text:line-break/><text:tab/>Задаёт тему письма.</text:span></text:p>
      <text:p text:style-name="P72"><text:span text:style-name="T21">email::message</text:span><text:span text:style-name="T33">(string </text:span><text:span text:style-name="T2">message</text:span><text:span text:style-name="T33">);<text:line-break/><text:tab/>Устанавливает текст сообщения (в формате HTML), альтернатива email::messageTemplate().</text:span></text:p>
      <text:p text:style-name="P72"><text:span text:style-name="T21">email::messageTemplate</text:span><text:span text:style-name="T33">(string </text:span><text:span text:style-name="T2">fileName</text:span><text:span text:style-name="T33">, array </text:span><text:span text:style-name="T2">data</text:span><text:span text:style-name="T33">);<text:line-break/><text:tab/>Устанавливает текст сообщения из шаблона, альтернатива email::message(). Имя файла шаблона задаётся в параметре </text:span><text:span text:style-name="T2">fileName</text:span><text:span text:style-name="T33"> (путь и расширение файла не указывать). Параметр </text:span><text:span text:style-name="T2">data</text:span><text:span text:style-name="T33"> — это ассоциативный массив, содержащий данные для подстановки в шаблон, где ключи соответствуют именам меток в шаблоне.</text:span></text:p>
      <text:p text:style-name="P72"><text:span text:style-name="T21">email::returnPath</text:span><text:span text:style-name="T33">(string </text:span><text:span text:style-name="T2">email</text:span><text:span text:style-name="T33">);<text:line-break/></text:span><text:soft-page-break/><text:span text:style-name="T33"><text:tab/>Задаёт адрес электронной почты, на который должно вернуться письмо в случае, если его доставить не удалось.</text:span></text:p>
      <text:p text:style-name="P73"><text:span text:style-name="T21">email::replyTo</text:span><text:span text:style-name="T33">(string </text:span><text:span text:style-name="T2">email</text:span><text:span text:style-name="T33">, [string </text:span><text:span text:style-name="T2">name</text:span><text:span text:style-name="T33">]);<text:line-break/><text:tab/>Задаёт адрес электронной почты (а также имя получателя), на который необходимо пересылать ответы на письмо.</text:span></text:p>
      <text:p text:style-name="P74"><text:span text:style-name="T21">email::attach</text:span><text:span text:style-name="T33">(string </text:span><text:span text:style-name="T2">filename</text:span><text:span text:style-name="T33">, string </text:span><text:span text:style-name="T2">id</text:span><text:span text:style-name="T33">, [string </text:span><text:span text:style-name="T2">type</text:span><text:span text:style-name="T33">]);<text:line-break/><text:tab/>Добавляет к письму вложенный файл </text:span><text:span text:style-name="T2">filename</text:span><text:span text:style-name="T33">. Имя файла должно содержать полный путь. Параметр </text:span><text:span text:style-name="T2">id</text:span><text:span text:style-name="T33"> — это имя файла внутри письма, если MIME-тип в параметре </text:span><text:span text:style-name="T2">type</text:span><text:span text:style-name="T33"> не задан, то будет установлен «application/octet-stream».</text:span></text:p>
      <text:p text:style-name="P74"><text:span text:style-name="T21">email::attachImage</text:span><text:span text:style-name="T33">(string </text:span><text:span text:style-name="T2">filename</text:span><text:span text:style-name="T33">, [string </text:span><text:span text:style-name="T2">type</text:span><text:span text:style-name="T33">]);<text:line-break/><text:tab/>Добавляет к письму вложенное изображение. Имя файла должно содержать полный путь. Параметр </text:span><text:span text:style-name="T2">type</text:span><text:span text:style-name="T33">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74"><text:span text:style-name="T33"><text:tab/></text:span><text:span text:style-name="T54">Функция возвращает идентификатор, по которому можно вставить изображение в текст сообщения.</text:span></text:p>
      <text:p text:style-name="P75"><text:span text:style-name="T31">e</text:span><text:span text:style-name="T21">mail::getImg</text:span><text:span text:style-name="T33">(string </text:span><text:span text:style-name="T2">id</text:span><text:span text:style-name="T33">);<text:line-break/><text:tab/>Возвращает строку, содержащую HTML-тег &lt;img&gt;. </text:span><text:span text:style-name="T2">id</text:span><text:span text:style-name="T33"> — идентификатор, полученный функцией email::attachImage().</text:span></text:p>
      <text:p text:style-name="P76"><text:span text:style-name="T21">email::send</text:span><text:span text:style-name="T33">(string </text:span><text:span text:style-name="T2">email</text:span><text:span text:style-name="T33">);<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pan text:style-name="T97">Работа с изображениями (класс </text:span><text:span text:style-name="T96">picture)</text:span></text:h>
      <text:p text:style-name="P109">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78">Реализацию класса можно найти в файле <text:span text:style-name="T12">/core/picture.php</text:span><text:span text:style-name="T21">.</text:span></text:p>
      <text:p text:style-name="P78"><text:span text:style-name="T21">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12">save()</text:span><text:span text:style-name="T21">,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12">save()</text:span><text:span text:style-name="T21">, которых сохранит другую копию обраотанного изображения.</text:span></text:p>
      <text:p text:style-name="P107">Типичный алгоритм использования класса:</text:p>
      <text:p text:style-name="P107">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116" text:outline-level="2">Методы класса</text:h>
      <text:p text:style-name="P21"><text:span text:style-name="T21">picture::__controller</text:span><text:span text:style-name="T33">(string </text:span><text:span text:style-name="T2">fileName</text:span><text:span text:style-name="T33">, [string </text:span><text:span text:style-name="T2">type</text:span><text:span text:style-name="T33">]);<text:line-break/><text:tab/>Конструктор класса. </text:span><text:span text:style-name="T2">fileName</text:span><text:span text:style-name="T33"> — имя файла (должно включать полный путь); </text:span><text:span text:style-name="T2">type</text:span><text:span text:style-name="T33"> — MIME-тип изображения (допустимо указывать расширение имя файла). MIME-тип необходимо указывать в тех случаях, когда </text:span><text:span text:style-name="T2">fileName</text:span><text:span text:style-name="T33"> не содержит расширения файла и нет возможности определить его тип.</text:span></text:p>
      <text:p text:style-name="P96"><text:soft-page-break/><text:tab/>Если файл не является корректным изображением, то переменная controller::$error будет содержать текст сообщения об ошибке.</text:p>
      <text:p text:style-name="P22"><text:span text:style-name="T21">picture::resize</text:span><text:span text:style-name="T33">([mixed </text:span><text:span text:style-name="T2">width</text:span><text:span text:style-name="T33">], [mixed </text:span><text:span text:style-name="T2">height</text:span><text:span text:style-name="T33">]);<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2">width</text:span><text:span text:style-name="T33"> и </text:span><text:span text:style-name="T2">height</text:span><text:span text:style-name="T33">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97"><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92">Width</text:p>
          </table:table-cell>
          <table:table-cell table:style-name="Таблица1.A1" office:value-type="string">
            <text:p text:style-name="P92">Height</text:p>
          </table:table-cell>
          <table:table-cell table:style-name="Таблица1.C1" office:value-type="string">
            <text:p text:style-name="P92">Результат</text:p>
          </table:table-cell>
        </table:table-row>
        <table:table-row>
          <table:table-cell table:style-name="Таблица1.A2" office:value-type="string">
            <text:p text:style-name="P91">400</text:p>
          </table:table-cell>
          <table:table-cell table:style-name="Таблица1.A2" office:value-type="string">
            <text:p text:style-name="P91">null</text:p>
          </table:table-cell>
          <table:table-cell table:style-name="Таблица1.C2" office:value-type="string">
            <text:p text:style-name="P91">Ширина — 400 пикселей, высота — пропорционально исходной</text:p>
          </table:table-cell>
        </table:table-row>
        <table:table-row>
          <table:table-cell table:style-name="Таблица1.A2" office:value-type="string">
            <text:p text:style-name="P91">400</text:p>
          </table:table-cell>
          <table:table-cell table:style-name="Таблица1.A2" office:value-type="string">
            <text:p text:style-name="P91">300</text:p>
          </table:table-cell>
          <table:table-cell table:style-name="Таблица1.C2" office:value-type="string">
            <text:p text:style-name="P91">Ширина — 400 пикселей, высота — 300 пикселей</text:p>
          </table:table-cell>
        </table:table-row>
        <table:table-row>
          <table:table-cell table:style-name="Таблица1.A2" office:value-type="string">
            <text:p text:style-name="P91">&lt;600</text:p>
          </table:table-cell>
          <table:table-cell table:style-name="Таблица1.A2" office:value-type="string">
            <text:p text:style-name="P91">null</text:p>
          </table:table-cell>
          <table:table-cell table:style-name="Таблица1.C2" office:value-type="string">
            <text:p text:style-name="P91">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P91">&lt;800</text:p>
          </table:table-cell>
          <table:table-cell table:style-name="Таблица1.A2" office:value-type="string">
            <text:p text:style-name="P91">&lt;600</text:p>
          </table:table-cell>
          <table:table-cell table:style-name="Таблица1.C2" office:value-type="string">
            <text:p text:style-name="P91">Изображением «вписывается» (с сохранением пропорций) в размер 800x600, если по одной или обоим граням оно больше заданного.</text:p>
          </table:table-cell>
        </table:table-row>
        <table:table-row>
          <table:table-cell table:style-name="Таблица1.A2" office:value-type="string">
            <text:p text:style-name="P91">null</text:p>
          </table:table-cell>
          <table:table-cell table:style-name="Таблица1.A2" office:value-type="string">
            <text:p text:style-name="P91">&gt;300</text:p>
          </table:table-cell>
          <table:table-cell table:style-name="Таблица1.C2" office:value-type="string">
            <text:p text:style-name="P91">Высота будет растянута до 300 пикселей, если исходная меньше. Ширина пропорциональна исходной.</text:p>
          </table:table-cell>
        </table:table-row>
      </table:table>
      <text:p text:style-name="P22"/>
      <text:p text:style-name="P22"><text:span text:style-name="T21">picture::watermark</text:span><text:span text:style-name="T33">(string </text:span><text:span text:style-name="T2">fileName</text:span><text:span text:style-name="T33">, mixed </text:span><text:span text:style-name="T2">x</text:span><text:span text:style-name="T33">, mixed </text:span><text:span text:style-name="T2">y</text:span><text:span text:style-name="T33">);<text:line-break/><text:tab/>Накладывает водный знак на изображение. </text:span><text:span text:style-name="T2">fiileName</text:span><text:span text:style-name="T33"> — имя файла изображения, содержащего водный знак. Параметры </text:span><text:span text:style-name="T2">x</text:span><text:span text:style-name="T33"> и </text:span><text:span text:style-name="T2">y</text:span><text:span text:style-name="T33">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23"><text:span text:style-name="T21">picture::save</text:span><text:span text:style-name="T33">(string </text:span><text:span text:style-name="T2">fileName</text:span><text:span text:style-name="T33">, [integer </text:span><text:span text:style-name="T2">quality</text:span><text:span text:style-name="T33">], [string </text:span><text:span text:style-name="T2">type</text:span><text:span text:style-name="T33">]);<text:line-break/><text:tab/>Сохраняет обработанное изображение в файл. Параметр </text:span><text:span text:style-name="T2">fileName</text:span><text:span text:style-name="T33"> (имя файла) необходимо указывать БЕЗ РАСШИРЕНИЯ. </text:span><text:span text:style-name="T2">quality</text:span><text:span text:style-name="T33"> — качество изображения для формата JPEG (число от 1 до 100). </text:span><text:span text:style-name="T2">type</text:span><text:span text:style-name="T33"> — MIME-тип (допускается указывать </text:span><text:span text:style-name="T55">расширение файла), если не указан, то будет сохранён в том же формате, что и исходный файл.</text:span></text:p>
      <text:p text:style-name="P23"><text:span text:style-name="T55"><text:tab/>Функция picture::save() возвращает расширение сохранённого файла или </text:span><text:span text:style-name="T32">false</text:span><text:span text:style-name="T55"> в случае неудачи.</text:span></text:p>
      <text:p text:style-name="P111"><text:span text:style-name="T55">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text:span><text:span text:style-name="T56">доработан</text:span><text:span text:style-name="T55"> в будуще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21T19:23:02.861107052</dc:date>
    <meta:generator>LibreOffice/4.2.6.3$Linux_X86_64 LibreOffice_project/420m0$Build-3</meta:generator>
    <meta:editing-duration>P1DT1H41M57S</meta:editing-duration>
    <meta:editing-cycles>201</meta:editing-cycles>
    <meta:document-statistic meta:table-count="1" meta:image-count="0" meta:object-count="0" meta:page-count="36" meta:paragraph-count="602" meta:word-count="12294" meta:character-count="97575" meta:non-whitespace-character-count="85409"/>
  </office:meta>
</office:document-meta>
</file>